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Агния Барто<text:line-break/><text:line-break/>Сборник детских стихов<text:line-break/><text:line-break/><text:line-break/><text:line-break/>Игрушки<text:line-break/><text:line-break/><text:line-break/>Мишка<text:line-break/><text:line-break/>Уронили мишку на пол,<text:line-break/>Оторвали мишке лапу.<text:line-break/>Всё равно его не брошу -<text:line-break/>Потому что он хороший.<text:line-break/><text:line-break/><text:line-break/>Бычок<text:line-break/><text:line-break/>Идёт бычок, качается,<text:line-break/>Вздыхает на ходу:<text:line-break/>- Ох, доска кончается,<text:line-break/>Сейчас я упаду!<text:line-break/><text:line-break/><text:line-break/>Слон<text:line-break/><text:line-break/>Спать пора! Уснул бычок,<text:line-break/>Лёг в коробку на бочок.<text:line-break/>Сонный мишка лёг в кровать,<text:line-break/>Только слон не хочет спать.<text:line-break/><text:line-break/>Головой кивает слон,<text:line-break/>Он слонихе шлёт поклон.<text:line-break/><text:line-break/><text:line-break/>Зайка<text:line-break/><text:line-break/>Зайку бросила хозяйка -<text:line-break/>Под дождём остался зайка.<text:line-break/>Со скамейки слезть не мог,<text:line-break/>Весь до ниточки промок.<text:line-break/><text:line-break/><text:line-break/>Лошадка<text:line-break/><text:line-break/>Я люблю свою лошадку,<text:line-break/>Причешу ей шёрстку гладко,<text:line-break/>Гребешком приглажу хвостик<text:line-break/>И верхом поеду в гости.<text:line-break/><text:line-break/><text:line-break/><text:soft-page-break/>Грузовик<text:line-break/><text:line-break/>Нет, напрасно мы решили<text:line-break/>Прокатить кота в машине:<text:line-break/>Кот кататься не привык -<text:line-break/>Опрокинул грузовик.<text:line-break/><text:line-break/><text:line-break/>Мячик<text:line-break/><text:line-break/>Наша Таня громко плачет:<text:line-break/>Уронила в речку мячик.<text:line-break/>- Тише, Танечка, не плачь:<text:line-break/>Не утонет в речке мяч.<text:line-break/><text:line-break/><text:line-break/>Козлёнок<text:line-break/><text:line-break/>У меня живёт козлёнок,<text:line-break/>Я сама его пасу.<text:line-break/>Я козлёнка в сад зелёный<text:line-break/>Рано утром отнесу.<text:line-break/>Он заблудится в саду -<text:line-break/>Я в траве его найду.<text:line-break/><text:line-break/><text:line-break/>Кораблик<text:line-break/><text:line-break/>Матросская шапка,<text:line-break/>Верёвка в руке,<text:line-break/>Тяну я кораблик<text:line-break/>По быстрой реке.<text:line-break/>И скачут лягушки<text:line-break/>За мной по пятам,<text:line-break/>И просят меня:<text:line-break/>- Прокати, капитан!<text:line-break/><text:line-break/><text:line-break/>Самолёт<text:line-break/><text:line-break/>Самолёт построим сами,<text:line-break/>Понесёмся над лесами.<text:line-break/>Понесёмся над лесами,<text:line-break/>А потом вернёмся к маме.<text:line-break/><text:line-break/><text:line-break/>Флажок<text:line-break/><text:line-break/>Горит на солнышке<text:line-break/>Флажок,<text:line-break/>Как будто я<text:line-break/>Огонь зажёг.<text:line-break/><text:soft-page-break/><text:line-break/>* * *<text:line-break/><text:line-break/>Катя<text:line-break/><text:line-break/><text:line-break/>Мы целое утро<text:line-break/>Возились с ростками,<text:line-break/>Мы их посадили<text:line-break/>Своими руками.<text:line-break/><text:line-break/>Мы с бабушкой вместе<text:line-break/>Сажали рассаду,<text:line-break/>А Катя ходила<text:line-break/>С подругой по саду.<text:line-break/><text:line-break/>Потом нам пришлось<text:line-break/>Воевать с сорняками,<text:line-break/>Мы их вырывали<text:line-break/>Своими руками.<text:line-break/><text:line-break/>Таскали мы с бабушкой<text:line-break/>Полные лейки,<text:line-break/>А Катя сидела<text:line-break/>В саду на скамейке.<text:line-break/><text:line-break/>- Ты что на скамейке<text:line-break/>Сидишь, как чужая? -<text:line-break/>А Катя сказала:<text:line-break/>Я жду урожая.<text:line-break/><text:line-break/>* * *<text:line-break/><text:line-break/>Всё на всех<text:line-break/><text:line-break/><text:line-break/>Приехали! Приехали!<text:line-break/>Родители приехали!<text:line-break/>С конфетами, с орехами<text:line-break/>Родители приехали!<text:line-break/><text:line-break/>Девочки и мальчики<text:line-break/>Прыгают от радости:<text:line-break/>В каждом чемоданчике<text:line-break/>Яблоки и сладости.<text:line-break/><text:line-break/>Вот для дочки<text:line-break/>Танечки<text:line-break/>В узелочке<text:line-break/>Прянички.<text:line-break/>А вот это пироги,<text:line-break/>Для себя их береги.<text:line-break/><text:soft-page-break/><text:line-break/>Вот для сына<text:line-break/>Петеньки<text:line-break/>Леденцы<text:line-break/>В пакетике.<text:line-break/>Это Пете моему,<text:line-break/>Это больше никому!<text:line-break/><text:line-break/>И с пакетами в руках<text:line-break/>Уплетают в уголках<text:line-break/>Друг от друга<text:line-break/>По секрету<text:line-break/>Кто пирог,<text:line-break/>А кто конфету.<text:line-break/><text:line-break/>Ходит Витя<text:line-break/>Мимо всех:<text:line-break/>"Хоть бы мне<text:line-break/>Один орех!<text:line-break/><text:line-break/>Не дождался<text:line-break/>Я отца.<text:line-break/>Остался я<text:line-break/>Без леденца".<text:line-break/><text:line-break/>Вдруг ребята<text:line-break/>Встали с мест:<text:line-break/>- Мы едим,<text:line-break/>А он не ест?<text:line-break/><text:line-break/>Товарищи<text:line-break/>Родители!<text:line-break/>Хотите,<text:line-break/>Не хотите ли,<text:line-break/>Но кладите<text:line-break/>Всё на стол<text:line-break/>И делите<text:line-break/>Всё на сто!<text:line-break/><text:line-break/>Что мы сели<text:line-break/>По углам?<text:line-break/>Всё поделим<text:line-break/>Пополам...<text:line-break/><text:line-break/>Разделите<text:line-break/>Всё на всех:<text:line-break/>Вам орех...<text:line-break/>Нам орех...<text:line-break/>Всё у всех,<text:line-break/>Ребята, есть?<text:line-break/>Начинайте<text:line-break/>Есть!<text:line-break/><text:soft-page-break/><text:line-break/>* * *<text:line-break/><text:line-break/>Обида<text:line-break/><text:line-break/><text:line-break/>Моей сестрёнке двадцать дней,<text:line-break/>Но все твердят о ней, о ней:<text:line-break/>Она всех лучше, всех умней.<text:line-break/><text:line-break/>И слышно в доме по утрам:<text:line-break/>- Она прибавила сто грамм!<text:line-break/>Ну девочка, ну умница!<text:line-break/><text:line-break/>- Она водички попила -<text:line-break/>За это снова похвала:<text:line-break/>- Ну девочка, ну умница!<text:line-break/><text:line-break/>Она спокойно поспала:<text:line-break/>- Ну девочка, ну умница!<text:line-break/><text:line-break/>А мама шепчет: - Прелесть! -<text:line-break/>В восторге от Алёнки. -<text:line-break/>Смотрите, разоделись<text:line-break/>Мы в новые пелёнки.<text:line-break/><text:line-break/>- Смотрите, мы зеваем,<text:line-break/>Мы ротик разеваем! -<text:line-break/>Кричит довольный папа.<text:line-break/>И он неузнаваем-<text:line-break/><text:line-break/>Он всю цветную плёнку<text:line-break/>Истратил на Алёнку.<text:line-break/><text:line-break/>Я гвоздь в сарае забивал,<text:line-break/>И то не слышал я похвал!<text:line-break/><text:line-break/>Обиду трудно мне скрывать,<text:line-break/>Я больше не могу.<text:line-break/>И вот я тоже лёг в кровать<text:line-break/>И стал кричать: - Агу!<text:line-break/><text:line-break/>Взглянул мой папа на меня,<text:line-break/>Сказал он: - Не дури!<text:line-break/>Ты что вопишь средь бела дня,<text:line-break/>Как дети-дикари?<text:line-break/><text:line-break/>Тогда я лёг лицом к стене,<text:line-break/>И ждал я нахлобучки.<text:line-break/>Вдруг мама бросилась ко мне:<text:line-break/>- Давай возьму на ручки?<text:line-break/><text:line-break/><text:soft-page-break/>А я в ответ: - Я не грудной!<text:line-break/>Ты просто так побудь со мной.<text:line-break/><text:line-break/>* * *<text:line-break/><text:line-break/>Мы с Тамарой<text:line-break/><text:line-break/><text:line-break/>Целый день<text:line-break/>Трезвонит Таня:<text:line-break/>- Мы заведуем<text:line-break/>Бинтами,<text:line-break/><text:line-break/>Мы с Тамарой<text:line-break/>Ходим парой,<text:line-break/>Санитары<text:line-break/>Мы с Тамарой.<text:line-break/><text:line-break/>Если что-нибудь<text:line-break/>Случится,<text:line-break/>Приходите к нам<text:line-break/>Лечиться.<text:line-break/><text:line-break/>Мы умеем<text:line-break/>Класть компресс:<text:line-break/>Мы с Тамарой<text:line-break/>Красный Крест.<text:line-break/><text:line-break/>Можем сделать<text:line-break/>Вам припарки,<text:line-break/>Дать целебную траву!<text:line-break/>Мы с Тамарой<text:line-break/>Санитарки,<text:line-break/>Я недаром вас зову.<text:line-break/><text:line-break/>Санитарам<text:line-break/>Не везёт:<text:line-break/>Есть и марля,<text:line-break/>Есть и йод,<text:line-break/>Не хватает<text:line-break/>Пустяков -<text:line-break/>Нет ни ран,<text:line-break/>Ни синяков...<text:line-break/><text:line-break/>Наконец<text:line-break/>Нашлась работа<text:line-break/>И для Красного Креста.<text:line-break/><text:line-break/>Наконец<text:line-break/>Ушибся кто-то.<text:line-break/>Санитары!<text:line-break/>На места!<text:line-break/><text:soft-page-break/><text:line-break/>Почему у Тани вдруг<text:line-break/>На лице такой испуг?<text:line-break/>Почему у Тани вдруг<text:line-break/>Вата валится из рук?<text:line-break/><text:line-break/>Руки Танины<text:line-break/>Ослабли:<text:line-break/>- Ой, у Вовочки<text:line-break/>Порез!<text:line-break/><text:line-break/>И, увидев<text:line-break/>Крови капли,<text:line-break/>Разревелся<text:line-break/>Красный Крест.<text:line-break/><text:line-break/>- Вот, ребята,<text:line-break/>Йод и вата,<text:line-break/>Вот и марля<text:line-break/>И бинты...<text:line-break/>Только я<text:line-break/>.Не виновата,<text:line-break/>Забинтуй, Тамара, ты! -<text:line-break/><text:line-break/>Целый день<text:line-break/>Трезвонит Таня:<text:line-break/>- Мы заведуем<text:line-break/>Бинтами.<text:line-break/>Мы с Тамарой<text:line-break/>Ходим парой,<text:line-break/>Санитары<text:line-break/>Мы с Тамарой.<text:line-break/><text:line-break/>Может, сделать<text:line-break/>Вам припарки?<text:line-break/>Дать целебную траву?<text:line-break/><text:line-break/>Мы с Тамарой<text:line-break/>Санитарки:<text:line-break/>Тамара лечит,<text:line-break/>Я - реву...<text:line-break/><text:line-break/>* * *<text:line-break/><text:line-break/>Буква "Р"<text:line-break/><text:line-break/><text:line-break/>Пять лет Серёже в январе,<text:line-break/>Пока - четыре, пятый,<text:line-break/>Но с ним играют во дворе<text:line-break/>И взрослые ребята.<text:line-break/><text:line-break/><text:soft-page-break/>А как на санках, например,<text:line-break/>Он с гор летает смело!<text:line-break/>Серёже только буква "р"<text:line-break/>Немного портит дело.<text:line-break/><text:line-break/>На брата сердится сестра,<text:line-break/>Её зовут Марина.<text:line-break/>А он стоит среди двора,<text:line-break/>Кричит: - Ты где, Малина?<text:line-break/><text:line-break/>Она твердит: - Прижми язык,<text:line-break/>Прижми покрепче к нёбу! -<text:line-break/>Он, как прилежный ученик,<text:line-break/>Берётся за учёбу.<text:line-break/><text:line-break/>Твердит Марина: - "Рак", "ручей", -<text:line-break/>Марина учит брата.<text:line-break/>Он повторяет: - "Лак", "лучей",<text:line-break/>Вздыхая виновато.<text:line-break/><text:line-break/>Она твердит: - Скажи "метро",<text:line-break/>В метро поедем к дяде.<text:line-break/>- Нет, - отвечает он хитро, -<text:line-break/>В автобус лучше сядем.<text:line-break/><text:line-break/>Не так легко сказать "ремень",<text:line-break/>"Мороз", "река", "простуда"!<text:line-break/>Но как-то раз в январский день<text:line-break/>С утра случилось чудо.<text:line-break/><text:line-break/>Чихнула старшая сестра,<text:line-break/>Он крикнул: - Будь здоррррова! -<text:line-break/>А ведь не мог ещё вчера<text:line-break/>Сказать он это слово.<text:line-break/><text:line-break/>Теперь он любит букву "р",<text:line-break/>Кричит, катаясь с горки:<text:line-break/>- Урра! Я смелый пионеррр!<text:line-break/>Я буду жить в СССР,<text:line-break/>Учиться на пятёрррки!<text:line-break/><text:line-break/>* * *<text:line-break/><text:line-break/>В театре<text:line-break/><text:line-break/><text:line-break/>Когда мне было<text:line-break/>Восемь лет,<text:line-break/>Я пошла<text:line-break/>Смотреть балет.<text:line-break/><text:line-break/>Мы пошли с подругой Любой.<text:line-break/><text:soft-page-break/>Мы в театре сняли шубы,<text:line-break/>Сняли тёплые платки.<text:line-break/>Нам в театре, в раздевальне<text:line-break/>Дали в руки номерки.<text:line-break/><text:line-break/>Наконец-то я в балете!<text:line-break/>Я забыла всё на свете!<text:line-break/><text:line-break/>Даже три помножить на три<text:line-break/>Я сейчас бы не могла.<text:line-break/>Наконец-то я в театре,<text:line-break/>Как я этого ждала!<text:line-break/><text:line-break/>Я сейчас увижу фею<text:line-break/>В белом шарфе и венке.<text:line-break/>Я сижу, дышать не смею,<text:line-break/>Номерок держу в руке.<text:line-break/><text:line-break/>Вдруг оркестр грянул в трубы.<text:line-break/>Мы с моей подругой Любой<text:line-break/>Даже вздрогнули слегка.<text:line-break/>Вдруг вижу - нету номерка.<text:line-break/><text:line-break/>Фея кружится на сцене -<text:line-break/>Я на сцену не гляжу.<text:line-break/>Я обшарила колени -<text:line-break/>Номерка не нахожу.<text:line-break/><text:line-break/>Может, он<text:line-break/>Под стулом где-то?<text:line-break/>Мне теперь<text:line-break/>Не до балета!<text:line-break/><text:line-break/>Всё сильней играют трубы,<text:line-break/>Пляшут гости на балу,<text:line-break/>А мы с моей подругой Любой<text:line-break/>Ищем номер на полу.<text:line-break/><text:line-break/>Укатился он куда-то...<text:line-break/>Я в соседний ряд ползу.<text:line-break/>Удивляются ребята:<text:line-break/>- Кто там ползает внизу?<text:line-break/><text:line-break/>По сцене бабочка порхала -<text:line-break/>Я не видала ничего:<text:line-break/>Я номерок внизу искала<text:line-break/>И наконец нашла его.<text:line-break/><text:line-break/>А тут как раз зажёгся свет,<text:line-break/>И все ушли из зала.<text:line-break/>- Мне очень нравится балет, -<text:line-break/>Ребятам я сказала.<text:line-break/><text:soft-page-break/><text:line-break/>* * *<text:line-break/><text:line-break/>Очки<text:line-break/><text:line-break/><text:line-break/>Скоро десять лет Серёже,<text:line-break/>Диме<text:line-break/>Нет ещё шести, -<text:line-break/>Дима<text:line-break/>Всё никак не может<text:line-break/>До Серёжи дорасти!<text:line-break/>Бедный Дима!<text:line-break/>Он моложе!<text:line-break/>Он завидует Серёже!<text:line-break/><text:line-break/>Брату всё разрешено -<text:line-break/>Он в четвёртом классе!<text:line-break/>Может он ходить в кино,<text:line-break/>Брать билеты в кассе!<text:line-break/><text:line-break/>У него в портфеле ножик,<text:line-break/>На груди горят значки!<text:line-break/>А теперь ещё Серёже<text:line-break/>Доктор выписал очки!<text:line-break/><text:line-break/>Нет, ребята, это слишком!<text:line-break/>Он в очках явился вдруг!<text:line-break/>Во дворе сказал мальчишкам:<text:line-break/>- Я ужасно близорук!<text:line-break/><text:line-break/>И наутро вот что было:<text:line-break/>Бедный Дима вдруг ослеп.<text:line-break/>На окне лежало мыло -<text:line-break/>Он сказал, что это хлеб!<text:line-break/><text:line-break/>Со стола он сдёрнул скатерть,<text:line-break/>Налетел на стул спиной<text:line-break/>И спросил про тётю Катю:<text:line-break/>- Это шкаф передо мной? -<text:line-break/><text:line-break/>Ничего не видит Дима:<text:line-break/>Стул берёт - садится мимо.<text:line-break/>И кричит: - Я близорукий!<text:line-break/>Мне к врачу необходимо!<text:line-break/><text:line-break/>Я хочу идти к врачу!<text:line-break/>Я очки носить хочу!<text:line-break/>- Не волнуйся и не плачь, -<text:line-break/>Говорит больному врач.<text:line-break/><text:line-break/>Надевает он халат,<text:line-break/><text:soft-page-break/>Вынимает шоколад.<text:line-break/><text:line-break/>Не успел сказать ни слова,<text:line-break/>Раздаётся крик больного:<text:line-break/>- Шоколада мне не надо,<text:line-break/>Я не вижу шоколада!<text:line-break/><text:line-break/>Доктор смотрит на больного,<text:line-break/>Говорит ему сурово:<text:line-break/>- Мы тебе не дурачки!<text:line-break/>Не нужны тебе очки.<text:line-break/><text:line-break/>Вот шагает Дима к дому,<text:line-break/>Он остался в дурачках.<text:line-break/>Не завидуйте другому,<text:line-break/>Даже если он в очках!<text:line-break/><text:line-break/>* * *<text:line-break/><text:line-break/>В школу<text:line-break/><text:line-break/><text:line-break/>Почему сегодня Петя<text:line-break/>Просыпался десять раз?<text:line-break/>Потому что он сегодня<text:line-break/>Поступает в первый класс.<text:line-break/><text:line-break/>Он теперь не просто мальчик,<text:line-break/>А теперь он новичок.<text:line-break/>У него на новой куртке<text:line-break/>Отложной воротничок.<text:line-break/><text:line-break/>Он проснулся ночью тёмной,<text:line-break/>Было только три часа.<text:line-break/>Он ужасно испугался,<text:line-break/>Что урок уж начался.<text:line-break/><text:line-break/>Он оделся в две минуты,<text:line-break/>Со стола схватил пенал.<text:line-break/>Папа бросился вдогонку,<text:line-break/>У дверей его догнал.<text:line-break/><text:line-break/>За стеной соседи встали,<text:line-break/>Электричество зажгли,<text:line-break/>За стеной соседи встали.<text:line-break/>А потом опять легли.<text:line-break/><text:line-break/>Разбудил он всю квартиру,<text:line-break/>До утра заснуть не мог.<text:line-break/>Даже бабушке приснилось,<text:line-break/>Что она твердит урок.<text:line-break/><text:line-break/><text:soft-page-break/>Даже дедушке приснилось,<text:line-break/>Что стоит он у доски<text:line-break/>И не может он на карте<text:line-break/>Отыскать Москвы-реки.<text:line-break/><text:line-break/>Почему сегодня Петя<text:line-break/>Просыпался десять раз?<text:line-break/>Потому что он сегодня<text:line-break/>Поступает в первый класс.<text:line-break/><text:line-break/>* * *<text:line-break/><text:line-break/>Первоклассница<text:line-break/><text:line-break/><text:line-break/>Маша - первоклассница:<text:line-break/>Форменное платьице,<text:line-break/>Накрахмален фартук,<text:line-break/>Можно сесть за парту.<text:line-break/><text:line-break/>На фартуке - оборки,<text:line-break/>А на платье - складки!<text:line-break/>Где бы взять пятёрки,<text:line-break/>Чтоб было всё в порядке? Первый урок<text:line-break/><text:line-break/>Я на уроке в первый раз,<text:line-break/>Теперь я ученица.<text:line-break/>Вошла учительница в класс<text:line-break/>Вставать или садиться?<text:line-break/><text:line-break/>Как надо парту открывать,<text:line-break/>Не знала я сначала.<text:line-break/>И я не знала, как вставать,<text:line-break/>Чтоб парта не стучала.<text:line-break/><text:line-break/>Мне говорят: "Иди к доске", -<text:line-break/>Я руку поднимаю.<text:line-break/>А как перо держать в руке,<text:line-break/>Совсем не понимаю.<text:line-break/><text:line-break/>Как много школьников у нас!<text:line-break/>У нас четыре Аси,<text:line-break/>Четыре Васи, пять Марусь<text:line-break/>И два Петровых в классе.<text:line-break/><text:line-break/>* * *<text:line-break/><text:line-break/>Чернила<text:line-break/><text:line-break/><text:line-break/>Теперь я ученица,<text:line-break/>Чернилами пишу.<text:line-break/><text:soft-page-break/>Боюсь пошевелиться,<text:line-break/>Сижу и не дышу.<text:line-break/><text:line-break/>Чтоб писать<text:line-break/>Чернилами,<text:line-break/>Собраться надо<text:line-break/>С силами.<text:line-break/><text:line-break/>Мой брат со мной согласен<text:line-break/>Трудней писать пером!<text:line-break/>А он не в первом классе -<text:line-break/>Он даже во втором!<text:line-break/><text:line-break/>Я новенькую ручку<text:line-break/>В чернила окуну -<text:line-break/>Уже на каждом пальце<text:line-break/>По чёрному пятну.<text:line-break/><text:line-break/>Рукой поправлю<text:line-break/>Волосы -<text:line-break/>На лбу остались<text:line-break/>Полосы.<text:line-break/><text:line-break/>Соринка, как нарочно,<text:line-break/>Приклеилась к перу.<text:line-break/>Какая вышла буква -<text:line-break/>Сама не разберу!<text:line-break/><text:line-break/>Стол у нас<text:line-break/>Качается -<text:line-break/>Клякса получается!<text:line-break/><text:line-break/>Мама сразу узнаёт,<text:line-break/>Учу ли я уроки:<text:line-break/>Если выучен урок,<text:line-break/>Всегда в чернилах щёки.<text:line-break/><text:line-break/>* * *<text:line-break/><text:line-break/>Твой праздник (сборник)<text:line-break/><text:line-break/><text:line-break/>Содержание:<text:line-break/><text:line-break/>Барабан<text:line-break/>Ути-ути<text:line-break/>Кто как кричит<text:line-break/>Резиновая Зина<text:line-break/>Сто одёжек<text:line-break/>Машенька<text:line-break/>Машенька растёт<text:line-break/>Фонарик<text:line-break/><text:soft-page-break/>Раковина<text:line-break/>Лимон<text:line-break/>Я знаю, что надо придумать<text:line-break/>Сторож (Шутка)<text:line-break/>С утра на лужайку<text:line-break/>Олень<text:line-break/>Котельная<text:line-break/>Не одна<text:line-break/>Котёнок<text:line-break/>Воробей<text:line-break/>Лягушата<text:line-break/>Мой пёс<text:line-break/>Игра<text:line-break/>Зимний сон<text:line-break/>Зайка в витрине<text:line-break/>Смешной цветок<text:line-break/>Весна идёт<text:line-break/>Река<text:line-break/>Верёвочка<text:line-break/>Дикарка<text:line-break/>Заиграла музыка<text:line-break/>Осенью<text:line-break/>Дождь в лесу<text:line-break/>Твой праздник<text:line-break/>Чудеса<text:line-break/>Дело было в январе<text:line-break/><text:line-break/><text:line-break/><text:line-break/><text:line-break/>Барабан<text:line-break/><text:line-break/><text:line-break/>Левой, правой!<text:line-break/>Левой, правой!<text:line-break/>На парад<text:line-break/>Идёт отряд.<text:line-break/><text:line-break/>На парад<text:line-break/>Идёт отряд.<text:line-break/>Барабанщик<text:line-break/>Очень рад:<text:line-break/><text:line-break/>Барабанит,<text:line-break/>Барабанит<text:line-break/>Полтора часа<text:line-break/>Подряд!<text:line-break/><text:line-break/>Левой, правой!<text:line-break/>Левой, правой!<text:line-break/>Барабан<text:line-break/>Уже дырявый!<text:line-break/><text:soft-page-break/><text:line-break/><text:line-break/><text:line-break/><text:line-break/>Ути-ути<text:line-break/><text:line-break/><text:line-break/>Рано, рано утречком<text:line-break/>Вышла мама-уточка<text:line-break/>Поучить утят.<text:line-break/><text:line-break/>Уж она их учит, учит!<text:line-break/>Вы плывите, ути-ути,<text:line-break/>Плавно, в ряд.<text:line-break/><text:line-break/>Хоть сыночек не велик,<text:line-break/>Не велик,<text:line-break/>Мама трусить не велит,<text:line-break/>Не велит.<text:line-break/><text:line-break/>- Плыви, плыви,<text:line-break/>Утёныш,<text:line-break/>Не бойся,<text:line-break/>Не утонешь.<text:line-break/><text:line-break/><text:line-break/><text:line-break/><text:line-break/>Кто как кричит<text:line-break/><text:line-break/><text:line-break/>Ку-ка-ре-ку!<text:line-break/>Кур стерегу.<text:line-break/><text:line-break/>Кудах-тах-тах!<text:line-break/>Снеслась в кустах.<text:line-break/><text:line-break/>Пить, пить, пить!<text:line-break/>Воды попить.<text:line-break/><text:line-break/>Мурр-мурр...<text:line-break/>Пугаю кур.<text:line-break/><text:line-break/>Кра, кра, кра!<text:line-break/>Завтра дождь с утра.<text:line-break/><text:line-break/>Му-у, му-у!<text:line-break/>Молока кому?<text:line-break/><text:line-break/><text:line-break/>Резиновая Зина<text:line-break/><text:line-break/><text:soft-page-break/><text:line-break/>Купили в магазине<text:line-break/>Резиновую Зину,<text:line-break/>Резиновую Зину<text:line-break/>В корзинке принесли.<text:line-break/>Она была разиней,<text:line-break/>Резиновая Зина,<text:line-break/>Упала из корзины,<text:line-break/>Измазалась в грязи.<text:line-break/>Мы вымоем в бензине<text:line-break/>Резиновую Зину,<text:line-break/>Мы вымоем в бензине<text:line-break/>И пальцем погрозим:<text:line-break/>Не будь такой разиней,<text:line-break/>Резиновая Зина,<text:line-break/>А то отправим Зину<text:line-break/>Обратно в магазин.<text:line-break/><text:line-break/><text:line-break/><text:line-break/><text:line-break/>Сто одёжек<text:line-break/><text:line-break/><text:line-break/>Лиф на байке,<text:line-break/>Три фуфайки,<text:line-break/>На подкладке<text:line-break/>Платьице.<text:line-break/>Шарф на шее,<text:line-break/>Шаль большая,<text:line-break/>Что за шарик<text:line-break/>Катится?<text:line-break/><text:line-break/>Сто одёжек,<text:line-break/>Сто застёжек.<text:line-break/>Слова вымолвить<text:line-break/>Не может.<text:line-break/>"Так меня закутали,<text:line-break/>Что я не знаю,<text:line-break/>Тут ли я?"<text:line-break/><text:line-break/><text:line-break/>Машенька<text:line-break/><text:line-break/><text:line-break/>Кто, кто<text:line-break/>В этой комнате живёт?<text:line-break/>Кто, кто<text:line-break/>Вместе с солнышком встаёт?<text:line-break/><text:line-break/>Это Машенька проснулась,<text:line-break/>С боку на бок повернулась<text:line-break/><text:soft-page-break/>И, откинув одеяло,<text:line-break/>Вдруг сама на ножки встала.<text:line-break/><text:line-break/>Здесь не комната большая -<text:line-break/>Здесь огромная страна,<text:line-break/>Два дивана-великана.<text:line-break/>Вот зелёная поляна -<text:line-break/>Это коврик у окна.<text:line-break/><text:line-break/>Потянулась Машенька<text:line-break/>К зеркалу рукой,<text:line-break/>Удивилась Машенька:<text:line-break/>"Кто же там такой?"<text:line-break/><text:line-break/>Она дошла до стула,<text:line-break/>Немножко отдохнула,<text:line-break/>Постояла у стола<text:line-break/>И опять вперёд пошла.<text:line-break/><text:line-break/>Сорока-ворона<text:line-break/>Кашку варила,<text:line-break/>Кашку варила,<text:line-break/>Маше говорила:<text:line-break/>- Сначала кашку скушай,<text:line-break/>Потом сказку слушай!<text:line-break/><text:line-break/>Стала Маша подрастать.<text:line-break/>Надо дочку воспитать.<text:line-break/>Есть у Маши дочка -<text:line-break/>Ей скоро полгодочка.<text:line-break/><text:line-break/>Нарисуем огород,<text:line-break/>Там смородина растёт -<text:line-break/>Два куста смородины,<text:line-break/>Ягоды, как бусины.<text:line-break/>Чёрные - Володины,<text:line-break/>Красные - Марусины.<text:line-break/><text:line-break/>Целый день поёт щегол<text:line-break/>В клетке на окошке.<text:line-break/>Третий год ему пошёл,<text:line-break/>А он боится кошки.<text:line-break/><text:line-break/>А Маша не боится<text:line-break/>Ни кошки, ни щегла.<text:line-break/>Щеглу дала напиться,<text:line-break/>А кошку прогнала.<text:line-break/><text:line-break/>Встали девочки в кружок,<text:line-break/>Встали и примолкли.<text:line-break/>Дед-Мороз огни зажёг<text:line-break/>На высокой ёлке.<text:line-break/><text:soft-page-break/><text:line-break/>Наверху звезда,<text:line-break/>Бусы в два ряда.<text:line-break/>Пусть не гаснет ёлка,<text:line-break/>Пусть горит всегда!<text:line-break/><text:line-break/>Часы пробили восемь.<text:line-break/>Сейчас затихнет дом,<text:line-break/>Сейчас платок набросим<text:line-break/>На клетку со щеглом.<text:line-break/><text:line-break/>Есть у Маши дочка,<text:line-break/>Ей скоро полгодочка.<text:line-break/>Она лежит не плачет,<text:line-break/>Глаза от света прячет.<text:line-break/>Чтоб у нас она спала,<text:line-break/>Снимем лампу со стола.<text:line-break/><text:line-break/>Ходят тени по стене,<text:line-break/>Будто птицы в тишине<text:line-break/>Стаями летят.<text:line-break/>Кошка сердится во сне<text:line-break/>На своих котят.<text:line-break/><text:line-break/>Мы спать ложимся рано,<text:line-break/>Сейчас закроем шторы,<text:line-break/>Диваны-великаны<text:line-break/>Теперь стоят, как горы...<text:line-break/><text:line-break/>Баю-баюшки-баю,<text:line-break/>Баю Машеньку мою.<text:line-break/><text:line-break/><text:line-break/>Машенька растёт<text:line-break/><text:line-break/><text:line-break/>Сегодня новость во дворе!<text:line-break/>Машеньке не верится:<text:line-break/>Распустилось на заре<text:line-break/>Молодое деревце.<text:line-break/><text:line-break/>В сентябре, осенним днём,<text:line-break/>Его сажали в сырости.<text:line-break/>Сколько листиков на нём<text:line-break/>Вдруг успело вырасти!<text:line-break/><text:line-break/>Глядит на Машеньку сосед:<text:line-break/>- А вам, товарищ, сколько лет?<text:line-break/>Я как-то видел вас зимой,<text:line-break/>Вас на руках несли домой!<text:line-break/><text:line-break/>Звали мальчика Василий,<text:line-break/><text:soft-page-break/>Он сидел играл в песок.<text:line-break/>Вдруг у Машеньки спросили:<text:line-break/>- Поглядишь за ним часок?<text:line-break/><text:line-break/>Жарко. Летняя погода,<text:line-break/>Сильно солнышко печёт...<text:line-break/>Мальчик младше на два года,<text:line-break/>С этим мальчиком - хлопот!<text:line-break/><text:line-break/>Он сидит в песок играет<text:line-break/>И на солнце загорает.<text:line-break/>Говорит она, как мама:<text:line-break/>- Где у нас с тобой панама?<text:line-break/><text:line-break/>Толстый он, в рубашке синей,<text:line-break/>Подпоясан пояском.<text:line-break/>Рассердился вдруг Василий,<text:line-break/>Бросил в Машеньку песком.<text:line-break/><text:line-break/>- Убегай! - кричит Серёжа.-<text:line-break/>Он побьёт тебя сейчас!<text:line-break/>На два года он моложе,<text:line-break/>Но сильнее в десять раз!<text:line-break/><text:line-break/>- Мальчик! - Маша закричала.-<text:line-break/>Отведу тебя домой!<text:line-break/>(Вот ещё недоставало<text:line-break/>Ей расплакаться самой!)<text:line-break/><text:line-break/>Говорит она Серёже:<text:line-break/>- Поручили мне его!<text:line-break/>Буду с ним теперь построже,<text:line-break/>Но не брошу одного!<text:line-break/><text:line-break/>Светит солнце над домами,<text:line-break/>Во дворе - ни ветерка...<text:line-break/>Маша мальчику в панаме<text:line-break/>Строит башню из песка,<text:line-break/>Говорит ему, как мама:<text:line-break/>- Ты меня замучил прямо!<text:line-break/><text:line-break/>Очень жарко... Душный день...<text:line-break/>Даже кот улёгся в тень.<text:line-break/>Он в тени, под деревцем,<text:line-break/>Выспаться надеется.<text:line-break/><text:line-break/>Помурлыкал он спросонок...<text:line-break/>Маша смотрит: - Спи, котёнок,<text:line-break/>Я тебя посторожу,<text:line-break/>На скамейке посижу.<text:line-break/><text:line-break/>От жары, от духоты<text:line-break/><text:soft-page-break/>Книзу клонятся цветы.<text:line-break/>Маша встала со скамейки,<text:line-break/>Полила цветы из лейки.<text:line-break/>- Мне не справиться одной!<text:line-break/>Нужен дождик проливной!<text:line-break/><text:line-break/>И, как будто по заказу,<text:line-break/>В вышине ударил гром.<text:line-break/>Сильный ливень хлынул сразу,<text:line-break/>Разразился над двором.<text:line-break/><text:line-break/>Над двором грохочет гром.<text:line-break/>Убежал котёнок в дом.<text:line-break/><text:line-break/>Льются по двору потоки...<text:line-break/>И немного погодя -<text:line-break/>Весь в озёрах двор широкий<text:line-break/>После летнего дождя.<text:line-break/><text:line-break/>Маша смотрит - всё в порядке:<text:line-break/>Напились цветы на грядке.<text:line-break/><text:line-break/>Малыши среди двора<text:line-break/>Хоровод водили.<text:line-break/>В гуси-лебеди игра,<text:line-break/>Серый волк - Василий.<text:line-break/><text:line-break/>- Гуси-лебеди, домой!<text:line-break/>Серый волк под горой!<text:line-break/><text:line-break/>Волк на них и не глядит,<text:line-break/>Волк на лавочке сидит.<text:line-break/><text:line-break/>Собрались вокруг него<text:line-break/>Лебеди и гуси.<text:line-break/>- Почему ты нас не ешь? -<text:line-break/>Говорит Маруся.<text:line-break/><text:line-break/>- Раз ты волк, так ты не трусь! -<text:line-break/>Закричал на волка гусь.-<text:line-break/>От такого волка<text:line-break/>Никакого толка!-<text:line-break/><text:line-break/>Волк ответил: - Я не трушу,<text:line-break/>Нападу на вас сейчас,<text:line-break/>Я доем сначала грушу,<text:line-break/>А потом примусь за вас!<text:line-break/><text:line-break/>В переулке светлый дом,<text:line-break/>Трёхэтажный, каменный,<text:line-break/>Здесь училась мама в нём<text:line-break/>И сдала экзамены.<text:line-break/><text:soft-page-break/><text:line-break/>За оградой виден сад -<text:line-break/>Молодые яблони.<text:line-break/>Там работает отряд<text:line-break/>С тачками и граблями.<text:line-break/><text:line-break/>Первоклассники пойдут<text:line-break/>По широкой лестнице,<text:line-break/>Все подружки будут тут -<text:line-break/>Машины ровесницы.<text:line-break/><text:line-break/>Маша - первоклассница.<text:line-break/>Форменное платьице,<text:line-break/>Накрахмален фартук,<text:line-break/>Можно сесть за парту!<text:line-break/><text:line-break/>На фартуке - оборки,<text:line-break/>А на платье - складки!<text:line-break/>Где бы взять пятёрки,<text:line-break/>Чтоб было всё в порядке?<text:line-break/><text:line-break/><text:line-break/>Фонарик<text:line-break/><text:line-break/><text:line-break/>Мне не скучно без огня -<text:line-break/>Есть фонарик у меня.<text:line-break/>На него посмотришь днём -<text:line-break/>Ничего не видно в нём,<text:line-break/>А посмотришь вечерком -<text:line-break/>Он с зелёным огоньком.<text:line-break/>Это в баночке с травой<text:line-break/>Светлячок сидит живой.<text:line-break/><text:line-break/><text:line-break/><text:line-break/>Раковина<text:line-break/><text:line-break/><text:line-break/>Я раковину эту<text:line-break/>В коробке берегу.<text:line-break/>Она лежала раньше<text:line-break/>В песке на берегу.<text:line-break/><text:line-break/>Мой дедушка<text:line-break/>С Кавказа<text:line-break/>Привёз её с собой.<text:line-break/>Её приложишь к уху -<text:line-break/>А в ней шумит прибой<text:line-break/>И ветер гонит волны...<text:line-break/><text:line-break/>И в комнате у нас<text:line-break/><text:soft-page-break/>Мы можем слушать море,<text:line-break/>Как будто здесь Кавказ.<text:line-break/><text:line-break/><text:line-break/><text:line-break/>Лимон<text:line-break/><text:line-break/><text:line-break/>Была зима за окнами,<text:line-break/>На улице мороз,<text:line-break/>У нас на подоконнике<text:line-break/>Лимон зелёный рос.<text:line-break/><text:line-break/>Мы следили за лимоном,<text:line-break/>Каждый листик берегли,<text:line-break/>С каждым листиком зелёным<text:line-break/>Мы возились как могли.<text:line-break/><text:line-break/>Каждый листик молодой<text:line-break/>Обмывали мы водой.<text:line-break/>Наконец-то через год<text:line-break/>Появился первый плод.<text:line-break/><text:line-break/>К нам пришли недавно в гости<text:line-break/>Два танкиста, два бойца.<text:line-break/>Подарили мы танкистам<text:line-break/>Все лимоны с деревца.<text:line-break/><text:line-break/><text:line-break/>Я знаю, что надо придумать<text:line-break/><text:line-break/><text:line-break/>Я знаю, что надо придумать,<text:line-break/>Чтоб не было больше зимы,<text:line-break/>Чтоб вместо высоких сугробов<text:line-break/>Вокруг зеленели холмы.<text:line-break/><text:line-break/>Смотрю я в стекляшку<text:line-break/>Зелёного цвета,<text:line-break/>И сразу зима<text:line-break/>Превращается в лето.<text:line-break/><text:line-break/><text:line-break/><text:line-break/><text:line-break/>Сторож (Шутка)<text:line-break/><text:line-break/><text:line-break/>Сидеть надоело мне<text:line-break/>Лапы сложа,<text:line-break/>Я очень хотел бы<text:line-break/>Пойти в сторожа.<text:line-break/><text:soft-page-break/><text:line-break/>Висит объявленье<text:line-break/>У наших ворот:<text:line-break/>Собака нужна<text:line-break/>Сторожить огород.<text:line-break/><text:line-break/>Ты меня знаешь -<text:line-break/>Я храбрый щенок:<text:line-break/>Появится кошка -<text:line-break/>Собью её с ног.<text:line-break/><text:line-break/>Я тявкать умею,<text:line-break/>Умею рычать,<text:line-break/>Умею своих<text:line-break/>От чужих отличать.<text:line-break/><text:line-break/>Котята боятся меня<text:line-break/>Как огня.<text:line-break/>Скажи мне по совести:<text:line-break/>Примут меня?<text:line-break/><text:line-break/><text:line-break/><text:line-break/><text:line-break/>С утра на лужайку<text:line-break/><text:line-break/><text:line-break/>С утра на лужайку<text:line-break/>Бегу я с мячом,<text:line-break/>Бегу, распеваю<text:line-break/>Не знаю о чём...<text:line-break/><text:line-break/>А мячик, как солнце,<text:line-break/>Горит надо мной,<text:line-break/>Потом повернётся<text:line-break/>Другой стороной<text:line-break/>И станет зелёным,<text:line-break/>Как травка весной.<text:line-break/><text:line-break/><text:line-break/>Олень<text:line-break/><text:line-break/><text:line-break/>Не заснёт никак Серёжа,<text:line-break/>Он разглядывает лёжа<text:line-break/>Тонконогого оленя<text:line-break/>На лужайке вдалеке -<text:line-break/>Тонконогого оленя<text:line-break/>Высоко на потолке.<text:line-break/><text:line-break/>Он красивый, величавый,<text:line-break/>Он стоит, подняв рога,<text:line-break/><text:soft-page-break/>А вокруг темнеют травы,<text:line-break/>Расстилаются луга.<text:line-break/><text:line-break/>Встал Серёжа на коленки,<text:line-break/>Поглядел на потолок,<text:line-break/>Видит - трещинки на стенке.<text:line-break/>Удивился он и лёг.<text:line-break/><text:line-break/>Сказал на следующий день,<text:line-break/>Когда открыли шторы:<text:line-break/>- Я знаю, это был олень,<text:line-break/>Но он умчался в горы.<text:line-break/><text:line-break/><text:line-break/><text:line-break/><text:line-break/>Котельная<text:line-break/><text:line-break/><text:line-break/>Мы в подвале побывали,<text:line-break/>Там котельная в подвале.<text:line-break/>Там внизу котельная,<text:line-break/>Комната отдельная.<text:line-break/><text:line-break/>- А зачем такие трубы? -<text:line-break/>Я спросил истопника.-<text:line-break/>Для чего такие трубы<text:line-break/>По стене, до потолка?<text:line-break/><text:line-break/>- Для того мы воду греем,<text:line-break/>Чтоб она по трубам шла,<text:line-break/>Чтоб текла по батареям<text:line-break/>Из горячего котла.<text:line-break/><text:line-break/>Греем воду мы в котле,<text:line-break/>Потому и дом в тепле.<text:line-break/><text:line-break/><text:line-break/><text:line-break/>Не одна<text:line-break/><text:line-break/><text:line-break/>Мы не ели, мы не пили,<text:line-break/>Бабу снежную лепили.<text:line-break/><text:line-break/>Снег февральский, слабый-слабый,<text:line-break/>Мялся под рукой,<text:line-break/>Но как раз для снежной бабы<text:line-break/>Нужен нам такой.<text:line-break/><text:line-break/>Нам работать было жарко,<text:line-break/>Будто нет зимы,<text:line-break/><text:soft-page-break/>Будто взял февраль у марта<text:line-break/>Тёплый день взаймы.<text:line-break/><text:line-break/>Улыбаясь, как живая,<text:line-break/>В парке, в тишине,<text:line-break/>Встала баба снеговая<text:line-break/>В белом зипуне.<text:line-break/><text:line-break/>Но темнеет - вот досада! -<text:line-break/>Гаснет свет зари,<text:line-break/>По домам ребятам надо,<text:line-break/>Что ни говори!<text:line-break/><text:line-break/>Вдруг нахмурилась Наталка,<text:line-break/>Ей всего лет пять,<text:line-break/>Говорит: - Мне бабу жалко,<text:line-break/>Что ж ей тут стоять? -<text:line-break/><text:line-break/>Скоро стихнет звон трамвая<text:line-break/>И взойдёт луна,<text:line-break/>Будет баба снеговая<text:line-break/>Под луной одна?!<text:line-break/><text:line-break/>Мы столпились возле бабы,<text:line-break/>Думали - как быть?<text:line-break/>Нам подружку ей хотя бы<text:line-break/>Нужно раздобыть.<text:line-break/><text:line-break/>Мы не ели, мы не пили,<text:line-break/>Бабу новую слепили.<text:line-break/><text:line-break/>Скоро стихнет звон трамвая<text:line-break/>И взойдёт луна,<text:line-break/>Наша баба снеговая<text:line-break/>Будет не одна.<text:line-break/><text:line-break/><text:line-break/>Котёнок<text:line-break/><text:line-break/><text:line-break/>Котёнок возится<text:line-break/>С клубком:<text:line-break/>То подползёт к нему<text:line-break/>Тайком,<text:line-break/><text:line-break/>То на клубок<text:line-break/>Начнёт кидаться,<text:line-break/>Толкнёт его,<text:line-break/>Отпрыгнет вбок...<text:line-break/><text:line-break/>Никак не может<text:line-break/>Догадаться,<text:line-break/><text:soft-page-break/>Что здесь не мышка,<text:line-break/>А клубок.<text:line-break/><text:line-break/><text:line-break/><text:line-break/><text:line-break/>Воробей<text:line-break/><text:line-break/><text:line-break/>Воробей по лужице<text:line-break/>Прыгает и кружится.<text:line-break/>Перышки взъерошил он,<text:line-break/>Хвостик распушил.<text:line-break/>Погода хорошая!<text:line-break/>Чил-чив-чил!<text:line-break/><text:line-break/><text:line-break/><text:line-break/><text:line-break/>Лягушата<text:line-break/><text:line-break/><text:line-break/>Пять зелёных лягушат<text:line-break/>В воду броситься спешат -<text:line-break/>Испугались цапли!<text:line-break/>А меня они смешат:<text:line-break/>Я же этой цапли<text:line-break/>Не боюсь ни капли!<text:line-break/><text:line-break/><text:line-break/><text:line-break/><text:line-break/>Мой пёс<text:line-break/><text:line-break/><text:line-break/>Мой пёс простудился<text:line-break/>И стал безголосым.<text:line-break/>Котёнок шмыгнул<text:line-break/>У него перед носом,<text:line-break/>А бедный больной<text:line-break/>Даже тявкнуть не мог.<text:line-break/>Вот до чего<text:line-break/>Тяжело занемог!<text:line-break/><text:line-break/><text:line-break/>Игра<text:line-break/><text:line-break/><text:line-break/>Окопались мы в снегу,<text:line-break/>Мы стреляем по врагу,<text:line-break/>Я никак от пулемёта<text:line-break/>Оторваться не могу.<text:line-break/><text:soft-page-break/><text:line-break/>Я с сегодняшнего дня<text:line-break/>Мастер меткого огня.<text:line-break/>Мама этого не знала,<text:line-break/>Увела домой меня.<text:line-break/><text:line-break/><text:line-break/><text:line-break/><text:line-break/>Зимний сон<text:line-break/><text:line-break/><text:line-break/>Мне ночью снились горы...<text:line-break/>Высокая гора,<text:line-break/>Та самая,<text:line-break/>С которой<text:line-break/>Катались мы вчера.<text:line-break/><text:line-break/>Мы до деревни ближней<text:line-break/>Неслись по целине,<text:line-break/>И ночью снег<text:line-break/>И лыжни,<text:line-break/>Блестящий снег<text:line-break/>И лыжни<text:line-break/>Всё время снились мне.<text:line-break/><text:line-break/><text:line-break/><text:line-break/><text:line-break/>Зайка в витрине<text:line-break/><text:line-break/><text:line-break/>Зайка сидит в витрине,<text:line-break/>Он в серенькой шубке из плюша.<text:line-break/>Сделали серому зайцу<text:line-break/>Слишком длинные уши.<text:line-break/><text:line-break/>В серенькой шубке серой<text:line-break/>Сидит он, прижавшись к раме,</text:p>
      <text:p text:style-name="Обычный">Ну как тут казаться храбрым<text:line-break/>С такими смешными ушами?<text:line-break/><text:line-break/><text:line-break/><text:line-break/><text:line-break/>Смешной цветок<text:line-break/><text:line-break/><text:line-break/>Смешной цветок поставлен в вазу!<text:line-break/>Его не полили ни разу,<text:line-break/>Ему не нужно влаги,<text:line-break/>Он сделан из бумаги.<text:line-break/><text:soft-page-break/><text:line-break/>А почему такой он важный?<text:line-break/>А потому, что он бумажный!<text:line-break/><text:line-break/><text:line-break/>Весна идёт<text:line-break/><text:line-break/><text:line-break/>Утром было солнечно<text:line-break/>И совсем тепло.<text:line-break/>Озеро широкое<text:line-break/>По двору текло.<text:line-break/><text:line-break/>В полдень подморозило,<text:line-break/>Вновь зима пришла,<text:line-break/>Затянулось озеро<text:line-break/>Корочкой стекла.<text:line-break/><text:line-break/>Расколол я тонкое<text:line-break/>Звонкое стекло,<text:line-break/>Озеро широкое<text:line-break/>Снова потекло.<text:line-break/><text:line-break/>Говорят прохожие:<text:line-break/>- Вот весна идёт! -<text:line-break/>А это я работаю,<text:line-break/>Разбиваю лёд.<text:line-break/><text:line-break/><text:line-break/><text:line-break/><text:line-break/>Река<text:line-break/><text:line-break/><text:line-break/>Нигде не найдёте<text:line-break/>Сухого местечка -<text:line-break/>Течёт в подворотне<text:line-break/>Широкая речка.<text:line-break/>Озёрам и рекам<text:line-break/>Дают имена,<text:line-break/>Пускай Серебрянкой<text:line-break/>Зовётся она.<text:line-break/><text:line-break/>Появится солнце<text:line-break/>Над нашим двором,<text:line-break/>Река засверкает,<text:line-break/>Блеснёт серебром...<text:line-break/><text:line-break/>Но высохнут лужи -<text:line-break/>Исчезнет река...<text:line-break/>Пускай без названья<text:line-break/>Побудет пока!<text:line-break/><text:soft-page-break/><text:line-break/><text:line-break/>Верёвочка<text:line-break/><text:line-break/><text:line-break/>Весна, весна на улице,<text:line-break/>Весенние деньки!<text:line-break/>Как птицы, заливаются<text:line-break/>Трамвайные звонки.<text:line-break/><text:line-break/>Шумная, весёлая,<text:line-break/>Весенняя Москва.<text:line-break/>Ещё не запылённая,<text:line-break/>Зелёная листва.<text:line-break/><text:line-break/>Галдят грачи на дереве,<text:line-break/>Гремят грузовики.<text:line-break/>Весна, весна на улице,<text:line-break/>Весенние деньки!<text:line-break/><text:line-break/>Тут прохожим не пройти:<text:line-break/>Тут верёвка на пути.<text:line-break/>Хором девочки считают<text:line-break/>Десять раз по десяти.<text:line-break/><text:line-break/>Это с нашего двора<text:line-break/>Чемпионы, мастера<text:line-break/>Носят прыгалки в кармане,<text:line-break/>Скачут с самого утра.<text:line-break/><text:line-break/>Во дворе и на, бульваре,<text:line-break/>В переулке и в саду,<text:line-break/>И на каждом тротуаре<text:line-break/>У прохожих на виду,<text:line-break/>И с разбега,<text:line-break/>И на месте,<text:line-break/>И двумя ногами<text:line-break/>Вместе.<text:line-break/><text:line-break/>Вышла Лидочка вперёд,<text:line-break/>Лида прыгалку берёт.<text:line-break/><text:line-break/>Скачут девочки вокруг<text:line-break/>Весело и ловко.<text:line-break/>А у Лидочки из рук<text:line-break/>Вырвалась верёвка.<text:line-break/><text:line-break/>- Лида, Лида, ты мала!<text:line-break/>Зря ты прыгалку взяла! -<text:line-break/>Лида прыгать не умеет,<text:line-break/>Не доскачет до угла!<text:line-break/><text:line-break/><text:soft-page-break/>Рано утром в коридоре<text:line-break/>Вдруг раздался топот ног.<text:line-break/>Встал сосед Иван Петрович,<text:line-break/>Ничего понять не мог.<text:line-break/><text:line-break/>Он ужасно возмутился,<text:line-break/>И сказал сердито он:<text:line-break/>- Почему всю ночь в передней<text:line-break/>Кто-то топает, как слон? -<text:line-break/><text:line-break/>Встала бабушка с кровати -<text:line-break/>Всё равно вставать пора!<text:line-break/>Это Лида в коридоре<text:line-break/>Прыгать учится с утра.<text:line-break/><text:line-break/>Лида скачет по квартире<text:line-break/>И сама считает вслух,<text:line-break/>Но пока ей удаётся<text:line-break/>Досчитать всего до двух.<text:line-break/><text:line-break/>Лида просит бабушку:<text:line-break/>- Немножко поверти!<text:line-break/>Я уже допрыгала<text:line-break/>Почти до десяти.<text:line-break/><text:line-break/>Ну,-сказала бабушка,-<text:line-break/>Не хватит ли пока?<text:line-break/>Внизу, наверно, сыплется<text:line-break/>Извёстка с потолка.<text:line-break/><text:line-break/>Весна, весна на улице,<text:line-break/>Весенние деньки!<text:line-break/>Галдят грачи на дереве,<text:line-break/>Гремят грузовики.<text:line-break/><text:line-break/>Шумная, весёлая,<text:line-break/>Весенняя Москва.<text:line-break/>Ещё не запылённая,<text:line-break/>Зелёная листва.<text:line-break/><text:line-break/>Вышла Лидочка вперёд,<text:line-break/>Лида прыгалку берёт.<text:line-break/>Лида, Лида! Вот так Лида! -<text:line-break/>Раздаются голоса. -<text:line-break/>Посмотрите, эта Лида<text:line-break/>Скачет целых полчаса!<text:line-break/><text:line-break/>Я и прямо,<text:line-break/>Я и боком,<text:line-break/>С поворотом,<text:line-break/>И с прискоком,<text:line-break/>И с разбега,<text:line-break/><text:soft-page-break/>И на месте,<text:line-break/>И двумя ногами<text:line-break/>Вместе...<text:line-break/><text:line-break/>Доскакала до угла.<text:line-break/>- Я б не так ещё могла!<text:line-break/><text:line-break/>Весна, весна на улице,<text:line-break/>Весенние деньки!<text:line-break/>С книжками, с тетрадками<text:line-break/>Идут ученики.<text:line-break/><text:line-break/>Полны веселья шумного<text:line-break/>Бульвары и сады.<text:line-break/>И сколько хочешь радуйся,<text:line-break/>Скачи на все лады!<text:line-break/><text:line-break/><text:line-break/>Дикарка<text:line-break/><text:line-break/><text:line-break/>Утро. На солнышке жарко.<text:line-break/>Кошка стоит у ручья.<text:line-break/>Чья это кошка?<text:line-break/>Ничья!<text:line-break/>Смотрит на всех, как дикарка.<text:line-break/><text:line-break/>Мы объясняли дикарке:<text:line-break/>- Ты же не тигр в зоопарке,<text:line-break/>Ты же обычная кошка!<text:line-break/>Ну, помурлычь хоть немножко!<text:line-break/><text:line-break/>Кошка опять, как тигрица,<text:line-break/>Выгнула спину и злится.<text:line-break/>Кошка крадётся по следу...<text:line-break/>Зря мы вели с ней беседу.<text:line-break/><text:line-break/><text:line-break/><text:line-break/><text:line-break/>Заиграла музыка<text:line-break/><text:line-break/><text:line-break/>Заиграла музыка,<text:line-break/>Карусели кружатся,<text:line-break/>Закружились карусели,<text:line-break/>На коней мальчишки сели.<text:line-break/><text:line-break/>Кони мчатся<text:line-break/>Круг за кругом,<text:line-break/>Гривы шелковисты,<text:line-break/>Полетели друг за другом<text:line-break/><text:soft-page-break/>В бой кавалеристы.<text:line-break/><text:line-break/>Заиграла музыка,<text:line-break/>Карусели кружатся,<text:line-break/>Закружились карусели,<text:line-break/>На коней девчонки сели.<text:line-break/><text:line-break/>Друг за другом,<text:line-break/>Круг за кругом -<text:line-break/>Что нам торопиться!<text:line-break/>Не в поход спешить подругам -<text:line-break/>Сели прокатиться!<text:line-break/><text:line-break/><text:line-break/>Осенью<text:line-break/><text:line-break/><text:line-break/>В саду пожелтели,<text:line-break/>Осыпались клёны,<text:line-break/>И только скамейка<text:line-break/>Осталась зелёной.<text:line-break/>Стоит она<text:line-break/>В тихой аллейке,<text:line-break/>И дождик<text:line-break/>Стучит по скамейке.<text:line-break/>Мокнет скамейка<text:line-break/>Под голой рябиной...<text:line-break/>Летом была она<text:line-break/>Автомашиной,<text:line-break/>Она самолётом<text:line-break/>Красивым была,<text:line-break/>Приделали к ней<text:line-break/>Два фанерных крыла.<text:line-break/><text:line-break/>Вновь проглянет солнце<text:line-break/>Завтра поутру,<text:line-break/>Вновь начнут ребята<text:line-break/>Шумную игру.<text:line-break/>Поплывёт по Каме,<text:line-break/>По Волге поплывёт<text:line-break/>Украшенный флажками<text:line-break/>Зелёный пароход.<text:line-break/><text:line-break/><text:line-break/><text:line-break/><text:line-break/>Дождь в лесу<text:line-break/><text:line-break/><text:line-break/>Мы ходили по грибы,<text:line-break/>Забирались под дубы.<text:line-break/>Вдруг-дождь! Да какой!..<text:line-break/><text:soft-page-break/>Стала просека рекой!<text:line-break/><text:line-break/>Я гляжу из-под плаща,<text:line-break/>Как, треща и трепеща,<text:line-break/>Гнутся ветки на весу.<text:line-break/>Дождь в лесу! Дождь в лесу!<text:line-break/><text:line-break/>Нету больше тишины.<text:line-break/>Мы стоим оглушены:<text:line-break/>Ливень с ветром пополам<text:line-break/>Бьёт по веткам, по стволам!<text:line-break/><text:line-break/>Ветер, ветер захлестал,<text:line-break/>Листья все перелистал.<text:line-break/>Дождь в лесу! Дождь в лесу!<text:line-break/>Не грибы домой несу -<text:line-break/>Одни дождинки на носу.<text:line-break/><text:line-break/><text:line-break/>Твой праздник<text:line-break/><text:line-break/><text:line-break/>Чтоб скорей дождаться<text:line-break/>Завтрашнего дня,<text:line-break/>Дети спать ложатся<text:line-break/>Рано, без огня.<text:line-break/><text:line-break/>Платьица - на стуле,<text:line-break/>Девочки заснули.<text:line-break/>Спать легли москвички,<text:line-break/>Заплели косички.<text:line-break/><text:line-break/>Встали утром, на заре,-<text:line-break/>В комнате светло.<text:line-break/>На стене в календаре<text:line-break/>Красное число.<text:line-break/><text:line-break/>А на Севере, где снег,<text:line-break/>Где морозы люты,<text:line-break/>Встали утром раньше всех<text:line-break/>Мальчики-якуты.<text:line-break/><text:line-break/>Сколько снегу намело!<text:line-break/>Но флажками расцвело<text:line-break/>Зимнее село,<text:line-break/>И глядит с календаря<text:line-break/>День седьмого ноября -<text:line-break/>Красное число.<text:line-break/><text:line-break/>Календарь такой же самый<text:line-break/>В тихом домике над Камой,<text:line-break/><text:line-break/><text:soft-page-break/>В новом доме на Днепре<text:line-break/>Красный день в календаре.<text:line-break/><text:line-break/>И на юге, где тепло,<text:line-break/>Тоже красное число.<text:line-break/><text:line-break/>Туфли-босоножки,<text:line-break/>Песчаные дорожки,<text:line-break/>В море тёплая вода -<text:line-break/>Детский сад бежит сюда.<text:line-break/><text:line-break/>Флаги в гавани висят.<text:line-break/>Вслух считает детский сад:<text:line-break/>- Посмотрите, сколько флагов!<text:line-break/>Десять! Двадцать! Пятьдесят!<text:line-break/><text:line-break/>Об Октябре поёт Москва,<text:line-break/>О празднике великом,<text:line-break/>И слышны её слова<text:line-break/>И русским и таджикам.<text:line-break/><text:line-break/>И слышат праздничный салют<text:line-break/>Мальчики-якуты,<text:line-break/>А самый маленький якут<text:line-break/>Считает вслух салюты.<text:line-break/><text:line-break/>Всех пионеров, всех ребят<text:line-break/>Октябрь сдружил навеки.<text:line-break/>Он у костра собрал отряд,<text:line-break/>Он много лет тому назад<text:line-break/>Зажёг костёр в Артеке.<text:line-break/><text:line-break/>И у братьев и сестёр<text:line-break/>На значках горит костёр.<text:line-break/><text:line-break/>Вот, косички по привычке<text:line-break/>Поправляя на ходу,<text:line-break/>В пары строятся москвички -<text:line-break/>Детский сад несёт звезду.<text:line-break/><text:line-break/>Пляшет девочка-узбечка,<text:line-break/>На руке блестит колечко.<text:line-break/><text:line-break/>У узбечки нет привычки<text:line-break/>Две косички заплетать:<text:line-break/>У москвички - две косички,<text:line-break/>У узбечки - двадцать пять.<text:line-break/><text:line-break/>В Стране Советской всех ребят<text:line-break/>Октябрь сдружил навеки,<text:line-break/>Он у костра собрал отряд,<text:line-break/>Он много лет тому назад<text:line-break/><text:soft-page-break/>Зажёг костёр в Артеке.<text:line-break/><text:line-break/>Скоро станут косами<text:line-break/>Тонкие косички,<text:line-break/>Скоро станут взрослыми<text:line-break/>Девочки-москвички.<text:line-break/>Будут звать по отчеству<text:line-break/>Бывших пионеров:<text:line-break/><text:line-break/>Агронома, лётчицу,<text:line-break/>Новых инженеров.<text:line-break/><text:line-break/>"Мне б учительницей стать! -<text:line-break/>Думает узбечка. -<text:line-break/>Буду детям ставить "пять"<text:line-break/>За каждое словечко".<text:line-break/><text:line-break/>Самый маленький якут<text:line-break/>Будет агрономом -<text:line-break/>Пусть в тайге хлеба растут<text:line-break/>Прямо перед домом!<text:line-break/><text:line-break/>Выйдут в степи чабаны,<text:line-break/>В цех войдут бригады -<text:line-break/>Для своей родной страны<text:line-break/>Все трудиться рады!<text:line-break/><text:line-break/>Пусть посадит садовод<text:line-break/>Новый сад фруктовый.<text:line-break/>Новый выстроишь завод,<text:line-break/>Дом построишь новый!<text:line-break/><text:line-break/>Хочешь быть пилотом? Будь!<text:line-break/>Хочешь - в море плавай!<text:line-break/>Выходи смелее в путь,<text:line-break/>Возвратись со славой.<text:line-break/><text:line-break/>А сегодня праздник твой,<text:line-break/>Гром салютов над Москвой!<text:line-break/><text:line-break/>От знамён везде светло,<text:line-break/>Всюду - красное число.<text:line-break/><text:line-break/><text:line-break/>Чудеса<text:line-break/><text:line-break/><text:line-break/>Чудеса! - сказала Люба.-<text:line-break/>Шуба длинная была,<text:line-break/>В сундуке лежала шуба,<text:line-break/>Стала шуба мне мала.<text:line-break/><text:line-break/><text:soft-page-break/><text:line-break/><text:line-break/><text:line-break/>Дело было в январе<text:line-break/><text:line-break/><text:line-break/>Дело было в январе,<text:line-break/>Стояла ёлка на горе,<text:line-break/>А возле этой ёлки<text:line-break/>Бродили злые волки.<text:line-break/><text:line-break/>Вот как-то раз,<text:line-break/>Ночной порой,<text:line-break/>Когда в лесу так тихо,<text:line-break/>Встречают волка под горой<text:line-break/>Зайчата и зайчиха.<text:line-break/><text:line-break/>Кому охота в Новый год<text:line-break/>Попасться в лапы волку!<text:line-break/>Зайчата бросились вперёд<text:line-break/>И прыгнули на ёлку.<text:line-break/><text:line-break/>Они прижали ушки,<text:line-break/>Повисли, как игрушки.<text:line-break/><text:line-break/>Десять маленьких зайчат<text:line-break/>Висят на ёлке и молчат -<text:line-break/>Обманули волка.<text:line-break/>Дело было в январе,-<text:line-break/>Подумал он, что на горе<text:line-break/>Украшенная ёлка.<text:line-break/><text:line-break/>* * *<text:line-break/><text:line-break/>Младший брат (сборник)<text:line-break/><text:line-break/><text:line-break/>Содержание:<text:line-break/><text:line-break/>Младший брат<text:line-break/>Две сестры глядят на брата<text:line-break/>Купание<text:line-break/>Света думает<text:line-break/>Комары<text:line-break/>Гроза<text:line-break/>Чепчик<text:line-break/>Страшная птица<text:line-break/>Погремушка<text:line-break/>Дом проснулся на заре<text:line-break/>Морковный сок<text:line-break/>Разговор с мамой<text:line-break/>Мама уходит на работу<text:line-break/><text:soft-page-break/>Детская передача<text:line-break/>В честь Андрея<text:line-break/>Встреча<text:line-break/>На косогоре<text:line-break/>Наступили холода<text:line-break/>Башмаки<text:line-break/><text:line-break/><text:line-break/><text:line-break/>Младший брат<text:line-break/><text:line-break/><text:line-break/>Звенели птичьи голоса,<text:line-break/>В саду цвела сирень,<text:line-break/>Весной Андрюша родился<text:line-break/>В один хороший день.<text:line-break/><text:line-break/>Гордится мальчиком отец,<text:line-break/>А Света -<text:line-break/>Ей шесть лет -<text:line-break/>Кричит братишке: - Молодец,<text:line-break/>Что родился на свет!<text:line-break/><text:line-break/><text:line-break/><text:line-break/><text:line-break/>Две сестры глядят на брата<text:line-break/><text:line-break/><text:line-break/>Две сестры глядят на братца:<text:line-break/>- Маленький, неловкий,<text:line-break/>Не умеет улыбаться,<text:line-break/>Только хмурит бровки!<text:line-break/><text:line-break/>Младший брат чихнул спросонок,<text:line-break/>Радуются сёстры:<text:line-break/>- Вот уже растёт ребёнок,<text:line-break/>Он чихнул, как взрослый!<text:line-break/><text:line-break/><text:line-break/><text:line-break/><text:line-break/>Купание<text:line-break/><text:line-break/><text:line-break/>Купание! Купание!<text:line-break/>Полон дом народу!<text:line-break/>Целая компания<text:line-break/>В кухне греет воду.<text:line-break/><text:line-break/>А мама в белой юбке,<text:line-break/>Как капитан из рубки,<text:line-break/><text:soft-page-break/>Даёт команду бодро:<text:line-break/>- Скорей несите вёдра,<text:line-break/>Мыльницы и губки!<text:line-break/><text:line-break/>Удивляет братца<text:line-break/>Вся эта суматоха:<text:line-break/>Зачем ему купаться?<text:line-break/>Ему и так неплохо!<text:line-break/><text:line-break/>В ванне умный малый<text:line-break/>Только щурит глазки:<text:line-break/>Здесь лежать, пожалуй,<text:line-break/>Лучше, чем в коляске!<text:line-break/><text:line-break/><text:line-break/>Света думает<text:line-break/><text:line-break/><text:line-break/>Утром сад в сиянье, в блеске,<text:line-break/>На кустах горит роса.<text:line-break/>Над коляской занавески<text:line-break/>Поднялись, как паруса.<text:line-break/><text:line-break/>Ветерок листву качает.<text:line-break/>Света думает: "А вдруг<text:line-break/>Всё мальчишка замечает?<text:line-break/>Он лежит, глядит вокруг...<text:line-break/><text:line-break/>Мы в саду забудем книжку<text:line-break/>Или влезем на забор -<text:line-break/>Поглядит на нас братишка,<text:line-break/>Будет брать пример с сестёр!"<text:line-break/><text:line-break/>Говорит сердито братцу<text:line-break/>Света, старшая сестра:<text:line-break/>- Подрастёшь, не вздумай драться,<text:line-break/>Например, как мы вчера!<text:line-break/><text:line-break/><text:line-break/>Комары<text:line-break/><text:line-break/><text:line-break/>Всех разморило от жары.<text:line-break/>В саду сейчас прохлада,<text:line-break/>Но так кусают комары,<text:line-break/>Что хоть беги из сада!<text:line-break/><text:line-break/>Марина, младшая сестра,<text:line-break/>Воюет с комарами.<text:line-break/>Упрямый нрав у комара,<text:line-break/>Но у неё упрямей!<text:line-break/><text:line-break/><text:soft-page-break/>Она отгонит их рукой,<text:line-break/>Они кружатся снова.<text:line-break/>Она кричит: - Позор какой,<text:line-break/>Напали на грудного!<text:line-break/><text:line-break/>И видит мама из окна,<text:line-break/>Как храбрая Марина<text:line-break/>В саду сражается одна<text:line-break/>С отрядом комариным.<text:line-break/><text:line-break/>Опять сидят два комара<text:line-break/>У малыша на пальце!<text:line-break/>Марина, храбрая сестра, -<text:line-break/>Хлоп по одеяльцу!<text:line-break/><text:line-break/>Она убила комаров -<text:line-break/>Забудут, как кусаться!..<text:line-break/>Но раздаётся громкий рёв<text:line-break/>Испуганного братца.<text:line-break/><text:line-break/><text:line-break/>Гроза<text:line-break/><text:line-break/><text:line-break/>Начинается гроза,<text:line-break/>Потемнело в полдень,<text:line-break/>Полетел песок в глаза,<text:line-break/>В небе - вспышки молний.<text:line-break/><text:line-break/>Ветер треплет цветники<text:line-break/>На зелёном сквере,<text:line-break/>В дом ворвались сквозняки,<text:line-break/>Распахнули двери.<text:line-break/><text:line-break/>Сёстры в комнату скорей -<text:line-break/>Мамы нету дома.<text:line-break/>Может маленький Андрей<text:line-break/>Испугаться грома!<text:line-break/><text:line-break/>Вспыхнул на небе пожар,<text:line-break/>Сосны зашумели;<text:line-break/>Сёстры, словно сторожа,<text:line-break/>Встали у постели.<text:line-break/><text:line-break/>Но вполне спокоен брат -<text:line-break/>Не заметил молний,<text:line-break/>Ручки вытащил и рад<text:line-break/>И лежит, довольный.<text:line-break/><text:line-break/><text:line-break/>Чепчик<text:line-break/><text:line-break/><text:soft-page-break/><text:line-break/>Света тихо шепчет<text:line-break/>Брату по секрету:<text:line-break/>- Шью тебе я чепчик<text:line-break/>Голубого цвета.<text:line-break/><text:line-break/>Буду шить до вечера,<text:line-break/>Завтра рано встану... -<text:line-break/>Младший брат доверчиво<text:line-break/>Смотрит на Светлану.<text:line-break/><text:line-break/>Но прошло три месяца,<text:line-break/>Вырос младший братик:<text:line-break/>Скоро не поместится<text:line-break/>Он в своей кровати.<text:line-break/><text:line-break/>Стал братишка крепче,<text:line-break/>Возмужал за лето.<text:line-break/>Вот готов и чепчик<text:line-break/>Голубого цвета.<text:line-break/><text:line-break/>Горькими слезами<text:line-break/>Плачет мастерица,<text:line-break/>Жалуется маме:<text:line-break/>- Чепчик не годится!<text:line-break/><text:line-break/><text:line-break/>Страшная птица<text:line-break/><text:line-break/><text:line-break/>На окошко села птаха,<text:line-break/>Брат закрыл глаза от страха:<text:line-break/>Это что за птица?<text:line-break/>Он её боится!<text:line-break/><text:line-break/>Клюв у этой птицы острый,<text:line-break/>Встрёпанные перья.<text:line-break/>Где же мама? Где же сёстры?<text:line-break/>Ну, пропал теперь я!<text:line-break/><text:line-break/>- Кто тебя, сынок, обидел? -<text:line-break/>Засмеялась мама. -<text:line-break/>Ты воробышка увидел<text:line-break/>За оконной рамой.<text:line-break/><text:line-break/><text:line-break/><text:line-break/>Погремушка<text:line-break/><text:line-break/><text:line-break/>Как большой, сидит Андрюшка<text:line-break/>На ковре перед крыльцом.<text:line-break/><text:soft-page-break/>У него в руках игрушка -<text:line-break/>Погремушка с бубенцом.<text:line-break/><text:line-break/>Мальчик смотрит - что за чудо?<text:line-break/>Мальчик очень удивлён,<text:line-break/>Не поймёт он: ну откуда<text:line-break/>Раздаётся этот звон?<text:line-break/><text:line-break/><text:line-break/>Дом проснулся на заре<text:line-break/><text:line-break/><text:line-break/>Дом проснулся на заре -<text:line-break/>Слышно, как пила<text:line-break/>Зазвенела во дворе,<text:line-break/>Голос подала.<text:line-break/><text:line-break/>Слышно, как топор стучит...<text:line-break/>Замолчал топор,<text:line-break/>Завели дрова в печи<text:line-break/>Тихий разговор.<text:line-break/><text:line-break/>Чайник в комнате запел:<text:line-break/>"Я готов! Я закипел!<text:line-break/>Пей горячий чай,<text:line-break/>Чайник выключай!"<text:line-break/><text:line-break/>Бой часов, и скрип дверей,<text:line-break/>И посуды звон<text:line-break/>Слышит маленький Андрей<text:line-break/>По утрам сквозь сон.<text:line-break/><text:line-break/>К этим звукам, голосам<text:line-break/>Младший брат привык.<text:line-break/>Громче всех кричит он сам -<text:line-break/>Слышен в доме по утрам<text:line-break/>Звонкий детский крик.<text:line-break/><text:line-break/><text:line-break/>Морковный сок<text:line-break/><text:line-break/><text:line-break/>Глушит сорная трава<text:line-break/>Кустики гороха,<text:line-break/>И морковь видна едва -<text:line-break/>В общем, дело плохо.<text:line-break/><text:line-break/>Так не вырастет морковь,<text:line-break/>Так не будет толку!<text:line-break/>Две сестры сегодня вновь<text:line-break/>Вышли на прополку.<text:line-break/><text:line-break/><text:soft-page-break/>У Маринки две руки,<text:line-break/>И у Светы две руки:<text:line-break/>Хорошо пошла работа!<text:line-break/>Берегитесь, сорняки!<text:line-break/><text:line-break/>Поработали часок -<text:line-break/>И, пожалуй, хватит.<text:line-break/>Будет пить морковный сок<text:line-break/>Через месяц братик.<text:line-break/><text:line-break/><text:line-break/><text:line-break/>Разговор с мамой<text:line-break/><text:line-break/><text:line-break/>Сын зовёт: "Агу, агу!" -<text:line-break/>Мол, побудь со мною.<text:line-break/>А в ответ: - Я не могу,<text:line-break/>Я посуду мою.<text:line-break/><text:line-break/>Но опять: "Агу, агу!" -<text:line-break/>Слышно с новой силой.<text:line-break/>И в ответ: - Бегу, бегу,<text:line-break/>Не сердись, мой милый!<text:line-break/><text:line-break/><text:line-break/>Мама уходит на работу<text:line-break/><text:line-break/><text:line-break/>Сын узнаёт родителей -<text:line-break/>Не так уже он мал.<text:line-break/>Но маму в тёмном кителе<text:line-break/>Сегодня не узнал<text:line-break/><text:line-break/>- Это мама в форме! -<text:line-break/>Ему твердит сестра. -<text:line-break/>Дежурить на платформе,<text:line-break/>Работать ей пора.<text:line-break/><text:line-break/>Что ж, сердце ведь не камень!<text:line-break/>Не сердится Андрей.<text:line-break/>Узнал он голос мамин<text:line-break/>И потянулся к ней.<text:line-break/><text:line-break/><text:line-break/><text:line-break/>Детская передача<text:line-break/><text:line-break/><text:line-break/>Льётся песенка горниста,<text:line-break/>Пионеров радуя.<text:line-break/>Утром звонко, голосисто<text:line-break/><text:soft-page-break/>Распевает радио.<text:line-break/><text:line-break/>Сестры очень любят обе<text:line-break/>Песни юных ленинцев,<text:line-break/>Разговоры об учёбе<text:line-break/>Слушают, не ленятся.<text:line-break/><text:line-break/>Говорят они Андрюше,<text:line-break/>Маленькому братику:<text:line-break/>- И тебе полезно слушать,<text:line-break/>Как учить грамматику.<text:line-break/><text:line-break/>И, когда Андрюша плачет,<text:line-break/>Нужно радио включать:<text:line-break/>Может только хор ребячий,<text:line-break/>Хор из детской передачи,<text:line-break/>Малыша перекричать.<text:line-break/><text:line-break/><text:line-break/>В честь Андрея<text:line-break/><text:line-break/><text:line-break/>Дуб качает головою,<text:line-break/>Сосны ветками шумят,<text:line-break/>И осыпан мокрой хвоей<text:line-break/>По утрам осенний сад.<text:line-break/><text:line-break/>Но сегодня в честь Андрея<text:line-break/>Стало солнышко добрее:<text:line-break/>Нынче мальчику полгода -<text:line-break/>Вот и ясная погода!<text:line-break/><text:line-break/>В честь Андрюши будут пляски,<text:line-break/>Ребятишек полон двор.<text:line-break/>Мальчик смотрит из коляски<text:line-break/>На танцующих сестёр.<text:line-break/><text:line-break/>Он сидит, как зритель в ложе,<text:line-break/>У него в руках букет.<text:line-break/>Он и сам плясал бы тоже,<text:line-break/>Да устойчивости нет!<text:line-break/><text:line-break/><text:line-break/>Встреча<text:line-break/><text:line-break/><text:line-break/>Не в машине легковой,<text:line-break/>Не в подводе тряской -<text:line-break/>Едет брат по мостовой<text:line-break/>В собственной коляске.<text:line-break/><text:line-break/>С горки на горку<text:line-break/><text:soft-page-break/>По городу Загорску.<text:line-break/><text:line-break/>Вдруг, откуда ни возьмись,<text:line-break/>Как принцесса в сказке,<text:line-break/>Едет важно с горки вниз<text:line-break/>Девочка в коляске.<text:line-break/><text:line-break/>С горки на горку<text:line-break/>По городу Загорску.<text:line-break/><text:line-break/>Но уже коляски нет -<text:line-break/>Скрылась незнакомка.<text:line-break/>Поглядел Андрюша вслед<text:line-break/>И заплакал громко.<text:line-break/><text:line-break/><text:line-break/>На косогоре<text:line-break/><text:line-break/><text:line-break/>На косогоре,<text:line-break/>На травке устроясь,<text:line-break/>Девочки ждут -<text:line-break/>Вот появится поезд.<text:line-break/><text:line-break/>Дальний гудит<text:line-break/>И проносится мимо,<text:line-break/>Мчится окутанный<text:line-break/>Клубами дыма.<text:line-break/><text:line-break/>Слушают сёстры<text:line-break/>Гудков перекличку:<text:line-break/>- Папа сейчас<text:line-break/>Поведёт электричку!<text:line-break/><text:line-break/>Девочки знают:<text:line-break/>В четырнадцать тридцать<text:line-break/>Папин состав<text:line-break/>Мимо станции мчится.<text:line-break/><text:line-break/>Сёстры повыше<text:line-break/>Приподняли братца:<text:line-break/>Пусть поглядит,<text:line-break/>Как вагоны промчатся...<text:line-break/><text:line-break/><text:line-break/>Наступили холода<text:line-break/><text:line-break/><text:line-break/>Ветер на терраске,<text:line-break/>Холодно в коляске!<text:line-break/><text:line-break/>На Андрейке - телогрейки,<text:line-break/><text:soft-page-break/>Кофты, рукавицы,<text:line-break/>Полосатый шарф Андрейке<text:line-break/>Принесли сестрицы.<text:line-break/><text:line-break/>Он сидит, едва дыша,<text:line-break/>В телогрейке пёстрой.<text:line-break/>Как на полюс, малыша<text:line-break/>Снарядили сестры.<text:line-break/><text:line-break/>- Привыкай и к холодам! -<text:line-break/>Объясняет Света. -<text:line-break/>И зима приходит к нам,<text:line-break/>А не только лето.<text:line-break/><text:line-break/><text:line-break/><text:line-break/><text:line-break/>Башмаки<text:line-break/><text:line-break/><text:line-break/>Брату в пору башмаки:<text:line-break/>Не малы, не велики.<text:line-break/><text:line-break/>Их надели на Андрюшку,<text:line-break/>Но ни с места он пока -<text:line-break/>Он их принял за игрушку,<text:line-break/>Глаз не сводит с башмака.<text:line-break/><text:line-break/>Мальчик с толком, с расстановкой<text:line-break/>Занимается обновкой:<text:line-break/>То погладит башмаки,<text:line-break/>То потянет за шнурки.<text:line-break/><text:line-break/>Сел Андрей и поднял ногу,<text:line-break/>Языком лизнул башмак...<text:line-break/>Ну, теперь пора в дорогу,<text:line-break/>Можно сделать первый шаг!<text:line-break/><text:line-break/>* * *<text:line-break/><text:line-break/>Снегирь (сборник)<text:line-break/><text:line-break/><text:line-break/>Содержание:<text:line-break/><text:line-break/>Снегирь<text:line-break/>Птенцы<text:line-break/>Мы - моряки<text:line-break/>Особое поручение<text:line-break/>У нас на Якиманке<text:line-break/>Где живет герой?<text:line-break/>Наш сосед Иван Петрович<text:line-break/><text:soft-page-break/>У Андрюши ёлка<text:line-break/>Сверчок<text:line-break/>Уехали<text:line-break/>Дом переехал<text:line-break/><text:line-break/><text:line-break/><text:line-break/>Снегирь<text:line-break/><text:line-break/><text:line-break/>На Арбате, в магазине,<text:line-break/>За окном устроен сад.<text:line-break/>Там летает голубь синий,<text:line-break/>Снегири в саду свистят.<text:line-break/><text:line-break/>Я одну такую птицу<text:line-break/>За стеклом видал в окне,<text:line-break/>Я видал такую птицу,<text:line-break/>Что теперь не спится мне.<text:line-break/><text:line-break/>Ярко-розовая грудка,<text:line-break/>Два блестящие крыла...<text:line-break/>Я не мог ни на минутку<text:line-break/>Оторваться от стекла.<text:line-break/><text:line-break/>Из-за этой самой птицы<text:line-break/>Я ревел четыре дня.<text:line-break/>Думал, мама согласится -<text:line-break/>Будет птица у меня.<text:line-break/><text:line-break/>Но у мамы есть привычка<text:line-break/>Отвечать всегда не то:<text:line-break/>Говорю я ей про птичку,<text:line-break/>А она мне про пальто.<text:line-break/><text:line-break/>Что в карманах по дыре,<text:line-break/>Что дерусь я во дворе,<text:line-break/>Что поэтому я должен<text:line-break/>Позабыть о снегире.<text:line-break/><text:line-break/>Я ходил за мамой следом,<text:line-break/>Поджидал её в дверях,<text:line-break/>Я нарочно за обедом<text:line-break/>Говорил о снегирях.<text:line-break/><text:line-break/>Было сухо, но галоши<text:line-break/>Я послушно надевал.<text:line-break/>До того я был хорошим -<text:line-break/>Сам себя не узнавал.<text:line-break/><text:line-break/>Я почти не спорил с дедом,<text:line-break/>Не вертелся за обедом,<text:line-break/><text:soft-page-break/>Я "спасибо" говорил,<text:line-break/>Всех за всё благодарил.<text:line-break/><text:line-break/>Трудно было жить на свете,<text:line-break/>И, по правде говоря,<text:line-break/>Я терпел мученья эти<text:line-break/>Только ради снегиря.<text:line-break/><text:line-break/>До чего же я старался!<text:line-break/>Я с девчонками не дрался.<text:line-break/><text:line-break/>Как увижу я девчонку,<text:line-break/>Погрожу ей кулаком<text:line-break/>И скорей иду в сторонку,<text:line-break/>Будто я с ней незнаком.<text:line-break/><text:line-break/>Мама очень удивилась:<text:line-break/>- Что с тобой, скажи на милость?<text:line-break/>Может, ты у нас больной -<text:line-break/>Ты не дрался в выходной!<text:line-break/><text:line-break/>И ответил я с тоской:<text:line-break/>- Я теперь всегда такой.<text:line-break/><text:line-break/>Добивался я упрямо,<text:line-break/>Повозился я не зря.<text:line-break/>- Чудеса,-сказала мама<text:line-break/>И купила снегиря.<text:line-break/><text:line-break/>Я принёс его домой.<text:line-break/>Наконец теперь он мой!<text:line-break/>Я кричал на всю квартиру:<text:line-break/>- У меня снегирь живой!<text:line-break/><text:line-break/>Я им буду любоваться,<text:line-break/>Будет петь он на заре...<text:line-break/>Значит, снова можно драться<text:line-break/>Завтра утром во дворе?<text:line-break/><text:line-break/><text:line-break/>Птенцы<text:line-break/><text:line-break/><text:line-break/>В недостроенную дачу<text:line-break/>Мы приехали весной.<text:line-break/>Я проснулась на рассвете,<text:line-break/>Вижу - небо надо мной.<text:line-break/><text:line-break/>В кухне кровля не покрыта,<text:line-break/>В потолке у нас дыра.<text:line-break/>Подставляем мы корыто,<text:line-break/>Медный таз и два ведра.<text:line-break/><text:soft-page-break/><text:line-break/>Просыпаешься в грозу -<text:line-break/>Дождик булькает в тазу,<text:line-break/>Через щель блеснёт зарница -<text:line-break/>Над тобой грохочет гром...<text:line-break/><text:line-break/>А вчера влетела птица<text:line-break/>Через крышу прямо в дом.<text:line-break/><text:line-break/>Обыскала я везде,<text:line-break/>Вижу - птенчики в гнезде.<text:line-break/><text:line-break/>На подстилке пять птенцов,<text:line-break/>Пять пушистых близнецов.<text:line-break/><text:line-break/>У детей такие рты -<text:line-break/>Слышен писк за полверсты.<text:line-break/><text:line-break/>Если мать не прилетает,<text:line-break/>Писк несётся всё сильней!<text:line-break/>Что мне делать, я не знаю,<text:line-break/>Хоть самой лететь за ней!<text:line-break/><text:line-break/>Вдруг от бабушки я слышу,<text:line-break/>Что печник нам сложит печь,<text:line-break/>А потом починит крышу,<text:line-break/>И она не будет течь.<text:line-break/><text:line-break/>Что же станется с гнездом?<text:line-break/>Как вернётся птичка в дом?<text:line-break/><text:line-break/>Я стою и чуть не плачу -<text:line-break/>К нам печник идёт на дачу,<text:line-break/>Он кричит издалека:<text:line-break/>- Вы искали печника?<text:line-break/><text:line-break/>- Нет,- кричу ему в ответ,-<text:line-break/>Печника искал сосед!<text:line-break/>Там из печки дым идёт,<text:line-break/>Не прочищен дымоход.<text:line-break/><text:line-break/>Я боялась - он вернётся,<text:line-break/>Я дошла с ним до колодца,<text:line-break/>Проводила до угла,<text:line-break/>С нашей дачи увела.<text:line-break/><text:line-break/>Вьётся птичка над гнездом,<text:line-break/>Прилетает прямо в дом.<text:line-break/>Льётся дождик с потолка,<text:line-break/>Но птенцы растут пока.<text:line-break/><text:line-break/><text:line-break/><text:soft-page-break/>Мы - моряки<text:line-break/><text:line-break/><text:line-break/>Мы - моряки,<text:line-break/>Плечи широки,<text:line-break/>Крепкие руки,<text:line-break/>Клёшем брюки.<text:line-break/>Жарко в кочегарке!<text:line-break/>В Африке не жарче!<text:line-break/>Бьётся пульс машинный,<text:line-break/>Видно, что спешим мы.<text:line-break/>Мы - моряки,<text:line-break/>Плечи широки,<text:line-break/>Крепкие руки,<text:line-break/>Клёшем брюки.<text:line-break/><text:line-break/>Море в бурю<text:line-break/>Волны хмурит,<text:line-break/>В чёрное ненастье<text:line-break/>Распевают снасти.<text:line-break/>Ишь какая качка!<text:line-break/>Скачешь вроде мячика!<text:line-break/>Эй, смотрите с палубы,<text:line-break/>За борт не упали бы!<text:line-break/>Мы - морские черти,<text:line-break/>Все моря исчертим!<text:line-break/><text:line-break/>Там, на горизонте,<text:line-break/>Запылало солнце.<text:line-break/>Огненный костёр<text:line-break/>Пламя распростёр.<text:line-break/>То ли волны блещут?<text:line-break/>То ль знамена плещут?<text:line-break/>Мы - моряки,<text:line-break/>Плечи широки,<text:line-break/>Крепкие руки,<text:line-break/>Клёшем брюки.<text:line-break/><text:line-break/><text:line-break/><text:line-break/><text:line-break/>Особое поручение<text:line-break/><text:line-break/><text:line-break/>По новому Арбату<text:line-break/>Гуляет старый дед,<text:line-break/>Идёт неторопливо,<text:line-break/>По-зимнему одет,<text:line-break/>И маленькому внуку<text:line-break/>Внушает по пути:<text:line-break/><text:line-break/>- Не прыгай! Дай мне руку!<text:line-break/><text:soft-page-break/>Не пой и не свисти.<text:line-break/>Будь осторожен, внучек,<text:line-break/>Когда выходишь в путь...-<text:line-break/>Так он мальчишку учит.<text:line-break/>- Нет,- отвечает внучек,-<text:line-break/>Ты осторожен будь!<text:line-break/><text:line-break/>Дед удивлён: - А ну-ка,<text:line-break/>Сейчас же замолчи!<text:line-break/>Мне поручили внука,<text:line-break/>А взрослых не учи!<text:line-break/><text:line-break/>Теперь в обиде внучек:<text:line-break/>- Тогда пойдём домой,<text:line-break/>Не я тебе поручен,<text:line-break/>А это ты поручен<text:line-break/>Мне бабушкой самой.<text:line-break/>Твердит мне то и дело,<text:line-break/>Чтоб я не забывал,<text:line-break/>Что мне она велела,<text:line-break/>Чтоб ты не уставал.<text:line-break/>Она и за обедом<text:line-break/>Твердит: "Не позабудь,<text:line-break/>Присматривай за дедом,<text:line-break/>Когда идёте в путь.<text:line-break/>Вернитесь, если вьюга, -<text:line-break/>Она ему во вред".<text:line-break/><text:line-break/>Поручены друг другу,<text:line-break/>Замолкли внук и дед.<text:line-break/><text:line-break/><text:line-break/>У нас на Якиманке<text:line-break/><text:line-break/><text:line-break/>У нас на Якиманке<text:line-break/>Вхожу я в каждый дом<text:line-break/>И у ворот на санки<text:line-break/>Кладу железный лом.<text:line-break/><text:line-break/>Старик на пятом этаже<text:line-break/>Мне дал свои коньки:<text:line-break/>Они ему малы уже,<text:line-break/>А внуку велики.<text:line-break/><text:line-break/>Лежит железная кровать<text:line-break/>В сарае, под столом,<text:line-break/>Её немножко доломать,<text:line-break/>И был бы чудный лом!<text:line-break/><text:line-break/>Нашла я прутья от зонта<text:line-break/>В чулане, за стеной.<text:line-break/><text:soft-page-break/>У нас в чулане темнота,<text:line-break/>Но я взяла с собой кота,<text:line-break/>И он искал со мной.<text:line-break/><text:line-break/>У нас на Якиманке<text:line-break/>Вхожу я в каждый дом<text:line-break/>И у ворот на санки<text:line-break/>Кладу железный лом.<text:line-break/><text:line-break/>Я вёдра собираю,<text:line-break/>Тупые топоры.<text:line-break/>И снятся мне сараи,<text:line-break/>Чуланы и дворы.<text:line-break/><text:line-break/>Большой поднос из жести<text:line-break/>И ржавую пилу -<text:line-break/>Я всё сложила вместе<text:line-break/>В передней на полу.<text:line-break/><text:line-break/>Пришла я с Якиманки,<text:line-break/>А где железный лом?<text:line-break/>Здесь только две жестянки<text:line-break/>Остались под столом!<text:line-break/><text:line-break/>Где же сломанная клетка?<text:line-break/>Где железная пила?<text:line-break/>Оказалось, что соседка<text:line-break/>Всё Андрюшке отдала.<text:line-break/><text:line-break/>Взял он мой железный лом,<text:line-break/>Положил на санки, -<text:line-break/>Он из школы за углом,<text:line-break/>Тоже с Якиманки.<text:line-break/><text:line-break/>Соседке это всё равно,<text:line-break/>Я спорить с ней не стала, -<text:line-break/>Ведь ей неважно, чьё звено<text:line-break/>Проводит сбор металла.<text:line-break/><text:line-break/>Но что же мне теперь сдавать -<text:line-break/>Только две жестянки?<text:line-break/>И сегодня я опять<text:line-break/>Хожу по Якиманке.<text:line-break/><text:line-break/><text:line-break/>Где живет герой?<text:line-break/><text:line-break/><text:line-break/>Ура, у нас живёт герой<text:line-break/>В квартире семьдесят второй!<text:line-break/><text:line-break/>Не кто-нибудь - сам управдом<text:line-break/><text:soft-page-break/>Принёс такую весть.<text:line-break/>И вот к герою мы идём<text:line-break/>Взглянуть, какой он есть.<text:line-break/><text:line-break/>Узнаем мы, кого он спас,<text:line-break/>Сниматься будем с ним.<text:line-break/>"Мы - делегация от нас!" -<text:line-break/>Ему мы объясним.<text:line-break/><text:line-break/>Вот мы стоим перед дверьми,<text:line-break/>Друг другу шепчем: - Не шуми! -<text:line-break/>Нам открывает паренёк,<text:line-break/>Мальчишка лет восьми.<text:line-break/><text:line-break/>Он так обрадовался: - Ой!<text:line-break/>Вы говорите, есть герой<text:line-break/>В квартире семьдесят второй?<text:line-break/><text:line-break/>Постойте, может быть, мой брат?<text:line-break/>Он получил восьмой разряд,<text:line-break/>Он метит в мастера!<text:line-break/>А может быть, сестра?<text:line-break/><text:line-break/>Она проходчица в метро. -<text:line-break/>Тут он прищурился хитро: -<text:line-break/><text:line-break/>Есть у неё жених!<text:line-break/>Он лучший слесарь в гараже,<text:line-break/>И в телевизоре уже<text:line-break/>Показывали их.<text:line-break/><text:line-break/>- Ты что несёшь какой-то вздор!<text:line-break/>Впусти нас лучше в коридор!<text:line-break/><text:line-break/>Но он стоит и мелет чушь:<text:line-break/>- Ой, я забыл - соседкин муж<text:line-break/>Мечтал героем стать!</text:p>
      <text:p text:style-name="Обычный">Но он уехал на Урал,<text:line-break/>У них больна свекровь! -<text:line-break/><text:line-break/>Так всех жильцов он перебрал<text:line-break/>И начинает вновь:<text:line-break/><text:line-break/>- Никита, может быть, герой?<text:line-break/>Три дня вставал чуть свет,<text:line-break/>Теперь всю рощу перерой -<text:line-break/>Там шелкопряда нет!<text:line-break/><text:line-break/>А может, бабушка герой?<text:line-break/>Была когда-то медсестрой!<text:line-break/><text:line-break/>- Пойми,- сказал один из нас,-<text:line-break/><text:soft-page-break/>У вас кого-то кто-то спас!<text:line-break/><text:line-break/>- Ну? - удивился паренёк.-<text:line-break/>Так это я как раз!<text:line-break/>Маринку спас, сестру мою,<text:line-break/>Чуть не попала в полынью,<text:line-break/>Уже кричала "Караул!" -<text:line-break/>Но я ей руку протянул.<text:line-break/><text:line-break/>Мы согласились: - Все жильцы<text:line-break/>У вас, конечно, молодцы,<text:line-break/>Но непонятно, кто герой<text:line-break/>В квартире семьдесят второй.<text:line-break/><text:line-break/>Мы стали адрес проверять:<text:line-break/>Дом 18. Корпус 5.<text:line-break/>Ошибся, значит, управдом,<text:line-break/>Что здесь герои есть!<text:line-break/><text:line-break/>Кричит мальчишка: - Дело в том,<text:line-break/>Что этот корпус шесть!<text:line-break/><text:line-break/>- Тогда пришли мы не туда! -<text:line-break/>Сказал один из нас.-<text:line-break/>Не в этом корпусе тогда<text:line-break/>Кого-то кто-то спас!<text:line-break/>Не в этом корпусе герой<text:line-break/>В квартире семьдесят второй!<text:line-break/><text:line-break/>А паренёк кричит: - Привет!<text:line-break/>У нас пока героя нет,<text:line-break/>Но он появится вот-вот,<text:line-break/>Вы к нам зайдите через год!<text:line-break/><text:line-break/><text:line-break/>Наш сосед Иван Петрович<text:line-break/><text:line-break/><text:line-break/>Знают нашего соседа<text:line-break/>Все ребята со двора.<text:line-break/>Он им даже до обеда<text:line-break/>Говорит, что спать пора.<text:line-break/><text:line-break/>Он на всех глядит сердито,<text:line-break/>Всё не нравится ему:<text:line-break/>- Почему окно открыто?<text:line-break/>Мы в Москве, а не в Крыму!<text:line-break/><text:line-break/>На минуту дверь откроешь -<text:line-break/>Говорит он, что сквозняк.<text:line-break/>Наш сосед Иван Петрович<text:line-break/>Видит всё всегда не так.<text:line-break/><text:soft-page-break/><text:line-break/>Нынче день такой хороший,<text:line-break/>Тучки в небе ни одной.<text:line-break/>Он ворчит: - Надень галоши,<text:line-break/>Будет дождик проливной!<text:line-break/><text:line-break/>Я поправился за лето,<text:line-break/>Я прибавил пять кило.<text:line-break/>Я и сам заметил это -<text:line-break/>Бегать стало тяжело.<text:line-break/><text:line-break/>- Ах ты, мишка косолапый, -<text:line-break/>Мне сказали мама с папой, -<text:line-break/>Ты прибавил целый пуд!<text:line-break/>- Нет,- сказал Иван Петрович, -<text:line-break/>Ваш ребёнок слишком худ!<text:line-break/><text:line-break/>Мы давно твердили маме:<text:line-break/>"Книжный шкап купить пора!<text:line-break/>На столах и под столами<text:line-break/>Книжек целая гора".<text:line-break/><text:line-break/>У стены с диваном рядом<text:line-break/>Новый шкап стоит теперь.<text:line-break/>Нам его прислали на дом<text:line-break/>И с трудом втащили в дверь.<text:line-break/><text:line-break/>Так обрадовался папа:<text:line-break/>- Стенки крепкие у шкапа,<text:line-break/>Он отделан под орех!<text:line-break/><text:line-break/>Но пришёл Иван Петрович -<text:line-break/>Как всегда, расстроил всех.<text:line-break/><text:line-break/>Он сказал, что всё не так:<text:line-break/>Что со шкапа слезет лак,<text:line-break/>Что совсем он нехорош,<text:line-break/>Что цена такому грош,<text:line-break/>Что пойдёт он на дрова<text:line-break/>Через месяц или два!<text:line-break/><text:line-break/>Есть щенок у нас в квартире,<text:line-break/>Спит он возле сундука.<text:line-break/>Нет, пожалуй, в целом мире<text:line-break/>Добродушнее щенка.<text:line-break/><text:line-break/>Он не пьёт ещё из блюдца.<text:line-break/>В коридоре все смеются:<text:line-break/>Соску я ему несу.<text:line-break/><text:line-break/>- Нет! - кричит Иван Петрович. -<text:line-break/>Цепь нужна такому псу!<text:line-break/><text:soft-page-break/><text:line-break/>Но однажды все ребята<text:line-break/>Подошли к нему гурьбой,<text:line-break/>Подошли к нему ребята<text:line-break/>И спросили: - Что с тобой?<text:line-break/><text:line-break/>Почему ты видишь тучи<text:line-break/>Даже в солнечные дни?<text:line-break/>Ты очки протри получше -<text:line-break/>Может, грязные они?<text:line-break/><text:line-break/>Может, кто-нибудь назло<text:line-break/>Дал неверное стекло?<text:line-break/><text:line-break/>- Прочь! - сказал Иван Петрович. -<text:line-break/>Я сейчас вас проучу!<text:line-break/>Я,- сказал Иван Петрович, -<text:line-break/>Вижу то, что я хочу.<text:line-break/><text:line-break/>Отошли подальше дети:<text:line-break/>- Ой, сосед какой чудак!<text:line-break/>Очень плохо жить на свете,<text:line-break/>Если видеть всё не так.<text:line-break/><text:line-break/><text:line-break/>У Андрюши ёлка<text:line-break/><text:line-break/><text:line-break/>Елку новогоднюю<text:line-break/>Дедушка принёс.<text:line-break/>(Он был просто дедушка,<text:line-break/>А не дед-мороз.)<text:line-break/><text:line-break/>Нужно выбрать место,<text:line-break/>Где поставить ёлку.<text:line-break/>Нужно сдвинуть кресло,<text:line-break/>Переставить полку.<text:line-break/><text:line-break/>Елка слишком высока -<text:line-break/>Достаёт до потолка.<text:line-break/><text:line-break/>Это для Андрюши<text:line-break/>Украшают ёлку.<text:line-break/>Дедушка повесил<text:line-break/>Золотую пчёлку.<text:line-break/><text:line-break/>- Нет,- сказала мама,-<text:line-break/>Тут повесим стадо,<text:line-break/>Я же лучше знаю,<text:line-break/>Что ребёнку надо.<text:line-break/><text:line-break/>- Ой! - кричит соседка,<text:line-break/><text:soft-page-break/>Галя-комсомолка.-<text:line-break/>Ни одной хлопушки -<text:line-break/>Разве это ёлка?!<text:line-break/><text:line-break/>Мама от волненья<text:line-break/>Встала на рассвете -<text:line-break/>Бабочку забыли<text:line-break/>В золотом пакете!<text:line-break/><text:line-break/>На руках у мамы<text:line-break/>Перед яркой ёлкой<text:line-break/>Маленький Андрюша,<text:line-break/>Мальчик с белой чёлкой.<text:line-break/><text:line-break/>Вот бегут соседки,<text:line-break/>Мамины подружки. -<text:line-break/>Погляди на ёлку! -<text:line-break/>Все кричат Андрюшке.<text:line-break/><text:line-break/>В комнате веселье,<text:line-break/>Там полно народа.<text:line-break/>Он один спокоен:<text:line-break/>Мальчику полгода!<text:line-break/><text:line-break/>Но зато в восторге<text:line-break/>Галя-комсомолка:<text:line-break/>- Начинаем танцы!<text:line-break/>У Андрюши - ёлка.<text:line-break/><text:line-break/><text:line-break/>Сверчок<text:line-break/><text:line-break/><text:line-break/>Папа работал,<text:line-break/>Шуметь запрещал...<text:line-break/>Вдруг<text:line-break/>Под диваном<text:line-break/>Сверчок<text:line-break/>Затрещал.<text:line-break/><text:line-break/>Ищу под диваном -<text:line-break/>Не вижу сверчка.<text:line-break/>А он, как нарочно,<text:line-break/>Трещит с потолка.<text:line-break/><text:line-break/>То близко сверчок,<text:line-break/>То далёко сверчок,<text:line-break/>То вдруг застрекочет,<text:line-break/>То снова молчок.<text:line-break/><text:line-break/>Летает сверчок<text:line-break/>Или ходит пешком?<text:line-break/><text:soft-page-break/>С усами сверчок<text:line-break/>Или с пёстрым брюшком?<text:line-break/><text:line-break/>А вдруг он лохматый<text:line-break/>И страшный на вид?<text:line-break/>Он выползет на пол<text:line-break/>И всех удивит.<text:line-break/><text:line-break/>Петька сказал мне:<text:line-break/>- Давай пятачок,<text:line-break/>Тогда я скажу тебе,<text:line-break/>Что за сверчок.<text:line-break/><text:line-break/>Мама сказала:<text:line-break/>- Трещит без конца!<text:line-break/>Выселить нужно<text:line-break/>Такого жильца!<text:line-break/><text:line-break/>Везде мы искали.<text:line-break/>Где только могли.<text:line-break/>Потерянный зонтик<text:line-break/>Под шкафом<text:line-break/>Нашли,<text:line-break/><text:line-break/>Нашли под диваном<text:line-break/>Футляр от очков,<text:line-break/>Но никаких<text:line-break/>Не поймали<text:line-break/>Сверчков.<text:line-break/><text:line-break/>Сверчок - невидимка,<text:line-break/>Его не найдёшь.<text:line-break/>Я так и не знаю,<text:line-break/>На что он похож.<text:line-break/><text:line-break/><text:line-break/>Уехали<text:line-break/><text:line-break/><text:line-break/>Щенка кормили молоком,<text:line-break/>Чтоб он здоровым рос.<text:line-break/>Вставали ночью и тайком<text:line-break/>К нему бежали босиком -<text:line-break/>Ему пощупать нос.<text:line-break/><text:line-break/>Учили мальчики щенка,<text:line-break/>Возились с ним в саду,<text:line-break/>И он, расстроенный слегка,<text:line-break/>Шагал на поводу.<text:line-break/><text:line-break/>Он на чужих ворчать привык,<text:line-break/>Совсем как взрослый пёс.<text:line-break/><text:soft-page-break/>И вдруг приехал грузовик<text:line-break/>И всех ребят увёз.<text:line-break/><text:line-break/>Он ждал: когда начнут игру?<text:line-break/>Когда зажгут костёр?<text:line-break/>Привык он к яркому костру,<text:line-break/>К тому, что рано поутру<text:line-break/>Труба зовёт на сбор.<text:line-break/>И лаял он до хрипоты<text:line-break/>На тёмные кусты.<text:line-break/><text:line-break/>Он был один в саду пустом,<text:line-break/>Он на террасе лёг.<text:line-break/>Он целый час лежал пластом,<text:line-break/>Он не хотел махать хвостом,<text:line-break/>Он даже есть не мог.<text:line-break/><text:line-break/>Ребята вспомнили о нём -<text:line-break/>Вернулись с полпути.<text:line-break/>Они войти хотели в дом,<text:line-break/>Но он не дал войти.<text:line-break/><text:line-break/>Он им навстречу, на крыльцо,<text:line-break/>Он всех подряд лизал в лицо.<text:line-break/>Его ласкали малыши,<text:line-break/>И лаял он от всей души.<text:line-break/><text:line-break/><text:line-break/>Дом переехал<text:line-break/><text:line-break/><text:line-break/>Возле Каменного моста,<text:line-break/>Где течёт Москва-река,<text:line-break/>Возле Каменного моста<text:line-break/>Стала улица узка.<text:line-break/><text:line-break/>Там на улице заторы,<text:line-break/>Там волнуются шофёры.<text:line-break/>- Ох, - вздыхает постовой, -<text:line-break/>Дом мешает угловой!<text:line-break/><text:line-break/>Сёма долго не был дома -<text:line-break/>Отдыхал в Артеке Сёма,<text:line-break/>А потом он сел в вагон,<text:line-break/>И в Москву вернулся он.<text:line-break/><text:line-break/>Вот знакомый поворот -<text:line-break/>Но ни дома, ни ворот!<text:line-break/>И стоит в испуге Сёма<text:line-break/>И глаза руками трёт.<text:line-break/><text:line-break/>Дом стоял на этом месте,<text:line-break/><text:soft-page-break/>Он пропал с жильцами вместе!<text:line-break/><text:line-break/>- Где четвёртый номер дома?<text:line-break/>Он был виден за версту! -<text:line-break/>Говорит в испуге Сёма<text:line-break/>Постовому на мосту. -<text:line-break/><text:line-break/>Возвратился я из Крыма,<text:line-break/>Мне домой необходимо!<text:line-break/>Где высокий серый дом?<text:line-break/>У меня там мама в нём!<text:line-break/><text:line-break/>Постовой ответил Сёме:<text:line-break/>- Вы мешали на пути,<text:line-break/>Вас решили в вашем доме<text:line-break/>В переулок отвезти.<text:line-break/><text:line-break/>Поищите за углом -<text:line-break/>И найдёте этот дом.<text:line-break/><text:line-break/>Сёма шепчет со слезами:<text:line-break/>- Может, я сошёл с ума?<text:line-break/>Вы мне, кажется, сказали,<text:line-break/>Будто движутся дома?<text:line-break/><text:line-break/>Сёма бросился к соседям,<text:line-break/>А соседи говорят:<text:line-break/>- Мы всё время, Сёма, едем,<text:line-break/>Едем десять дней подряд.<text:line-break/><text:line-break/>Тихо едут стены эти,<text:line-break/>И не бьются зеркала,<text:line-break/>Едут вазочки в буфете,<text:line-break/>Лампа в комнате цела.<text:line-break/><text:line-break/>- Ой, - обрадовался<text:line-break/>Сёма, -<text:line-break/>Значит, можно ехать<text:line-break/>Дома?<text:line-break/><text:line-break/>Ну, тогда<text:line-break/>В деревню летом<text:line-break/>Мы поедем<text:line-break/>В доме этом!<text:line-break/><text:line-break/>В гости<text:line-break/>К маминым знакомым<text:line-break/>Мы поедем<text:line-break/>Вместе с домом.<text:line-break/><text:line-break/>В гости к нам<text:line-break/>Придёт сосед:<text:line-break/><text:soft-page-break/>- Ах! - А дома<text:line-break/>Дома нет.<text:line-break/><text:line-break/>Я не выучу урока,<text:line-break/>Я скажу учителям:<text:line-break/>- Все учебники далёко -<text:line-break/>Дом гуляет по полям!<text:line-break/><text:line-break/>Вместе с нами за дровами<text:line-break/>Дом поедет прямо в лес.<text:line-break/>Мы гулять - и дом за нами,<text:line-break/>Мы домой - а дом... исчез.<text:line-break/><text:line-break/>Дом уехал в Ленинград<text:line-break/>На Октябрьский парад.<text:line-break/>Завтра утром, на рассвете,<text:line-break/>Он вернётся, говорят.<text:line-break/><text:line-break/>Дом сказал перед уходом:<text:line-break/>"Подождите перед входом!<text:line-break/>Не бегите вслед за мной:<text:line-break/>Я сегодня выходной".<text:line-break/><text:line-break/>Мы его напрасно ждём,<text:line-break/>Грустно мокнем под дождём.<text:line-break/><text:line-break/>- Нет, - решил сердито Сёма, -<text:line-break/>Дом не должен бегать сам!<text:line-break/>Человек - хозяин дома,<text:line-break/>Всё вокруг послушно нам.<text:line-break/><text:line-break/>Захотим - и в море синем,<text:line-break/>В синем небе поплывём!<text:line-break/><text:line-break/>Захотим -<text:line-break/>И дом подвинем,<text:line-break/>Если нам мешает дом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Агния Барто</dc:title>
    <dc:description/>
    <dc:subject/>
    <meta:initial-creator>Zver</meta:initial-creator>
    <dc:creator>Евгений Поздняк</dc:creator>
    <meta:creation-date>2020-11-24T09:19:00Z</meta:creation-date>
    <dc:date>2020-11-24T09:19:00Z</dc:date>
    <meta:print-date>2020-11-24T09:19:00Z</meta:print-date>
    <meta:template xlink:href="Normal.dotm" xlink:type="simple"/>
    <meta:editing-cycles>2</meta:editing-cycles>
    <meta:editing-duration>PT0S</meta:editing-duration>
    <meta:document-statistic meta:page-count="60" meta:paragraph-count="92" meta:word-count="6915" meta:character-count="46243" meta:row-count="328" meta:non-whitespace-character-count="39420"/>
  </office:meta>
</office:document-meta>
</file>